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900001D90000004A84D5C7239.wmf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1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0.714cm"/>
    </style:style>
    <style:style style:name="co50" style:family="table-column">
      <style:table-column-properties fo:break-before="auto" style:column-width="4.187cm"/>
    </style:style>
    <style:style style:name="co51" style:family="table-column">
      <style:table-column-properties fo:break-before="auto" style:column-width="19.524cm"/>
    </style:style>
    <style:style style:name="co38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2.36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529cm"/>
    </style:style>
    <style:style style:name="co10" style:family="table-column">
      <style:table-column-properties fo:break-before="auto" style:column-width="4.59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2.094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1.429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1.561cm"/>
    </style:style>
    <style:style style:name="co20" style:family="table-column">
      <style:table-column-properties fo:break-before="auto" style:column-width="1.746cm"/>
    </style:style>
    <style:style style:name="co21" style:family="table-column">
      <style:table-column-properties fo:break-before="auto" style:column-width="0.344cm"/>
    </style:style>
    <style:style style:name="co22" style:family="table-column">
      <style:table-column-properties fo:break-before="auto" style:column-width="3.96cm"/>
    </style:style>
    <style:style style:name="co23" style:family="table-column">
      <style:table-column-properties fo:break-before="auto" style:column-width="3.725cm"/>
    </style:style>
    <style:style style:name="co24" style:family="table-column">
      <style:table-column-properties fo:break-before="auto" style:column-width="2.441cm"/>
    </style:style>
    <style:style style:name="co25" style:family="table-column">
      <style:table-column-properties fo:break-before="auto" style:column-width="5.854cm"/>
    </style:style>
    <style:style style:name="co26" style:family="table-column">
      <style:table-column-properties fo:break-before="auto" style:column-width="1.984cm"/>
    </style:style>
    <style:style style:name="co27" style:family="table-column">
      <style:table-column-properties fo:break-before="auto" style:column-width="7.017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826cm"/>
    </style:style>
    <style:style style:name="co30" style:family="table-column">
      <style:table-column-properties fo:break-before="auto" style:column-width="8.296cm"/>
    </style:style>
    <style:style style:name="co31" style:family="table-column">
      <style:table-column-properties fo:break-before="auto" style:column-width="3.856cm"/>
    </style:style>
    <style:style style:name="co32" style:family="table-column">
      <style:table-column-properties fo:break-before="auto" style:column-width="1.737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6.216cm"/>
    </style:style>
    <style:style style:name="co36" style:family="table-column">
      <style:table-column-properties fo:break-before="auto" style:column-width="2.9cm"/>
    </style:style>
    <style:style style:name="co37" style:family="table-column">
      <style:table-column-properties fo:break-before="auto" style:column-width="3.052cm"/>
    </style:style>
    <style:style style:name="co40" style:family="table-column">
      <style:table-column-properties fo:break-before="auto" style:column-width="2.926cm"/>
    </style:style>
    <style:style style:name="co41" style:family="table-column">
      <style:table-column-properties fo:break-before="auto" style:column-width="5.327cm"/>
    </style:style>
    <style:style style:name="co42" style:family="table-column">
      <style:table-column-properties fo:break-before="auto" style:column-width="10.767cm"/>
    </style:style>
    <style:style style:name="co43" style:family="table-column">
      <style:table-column-properties fo:break-before="auto" style:column-width="2.408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3.496cm"/>
    </style:style>
    <style:style style:name="co46" style:family="table-column">
      <style:table-column-properties fo:break-before="auto" style:column-width="3.662cm"/>
    </style:style>
    <style:style style:name="co47" style:family="table-column">
      <style:table-column-properties fo:break-before="auto" style:column-width="3.357cm"/>
    </style:style>
    <style:style style:name="co48" style:family="table-column">
      <style:table-column-properties fo:break-before="auto" style:column-width="3.579cm"/>
    </style:style>
    <style:style style:name="co49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5.376cm"/>
    </style:style>
    <style:style style:name="co53" style:family="table-column">
      <style:table-column-properties fo:break-before="auto" style:column-width="1.614cm"/>
    </style:style>
    <style:style style:name="co54" style:family="table-column">
      <style:table-column-properties fo:break-before="auto" style:column-width="3.163cm"/>
    </style:style>
    <style:style style:name="co55" style:family="table-column">
      <style:table-column-properties fo:break-before="auto" style:column-width="3.134cm"/>
    </style:style>
    <style:style style:name="ro1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1.899cm" fo:break-before="auto" style:use-optimal-row-height="true"/>
    </style:style>
    <style:style style:name="ro22" style:family="table-row">
      <style:table-row-properties style:row-height="5.159cm" fo:break-before="auto" style:use-optimal-row-height="true"/>
    </style:style>
    <style:style style:name="ro23" style:family="table-row">
      <style:table-row-properties style:row-height="1.473cm" fo:break-before="auto" style:use-optimal-row-height="true"/>
    </style:style>
    <style:style style:name="ro24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0.524cm" fo:break-before="auto" style:use-optimal-row-height="true"/>
    </style:style>
    <style:style style:name="ro13" style:family="table-row">
      <style:table-row-properties style:row-height="0.693cm" fo:break-before="auto" style:use-optimal-row-height="true"/>
    </style:style>
    <style:style style:name="ro14" style:family="table-row">
      <style:table-row-properties style:row-height="0.286cm" fo:break-before="auto" style:use-optimal-row-height="false"/>
    </style:style>
    <style:style style:name="ro15" style:family="table-row">
      <style:table-row-properties style:row-height="0.52cm" fo:break-before="auto" style:use-optimal-row-height="true"/>
    </style:style>
    <style:style style:name="ro16" style:family="table-row">
      <style:table-row-properties style:row-height="0.436cm" fo:break-before="auto" style:use-optimal-row-height="tru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815cm" fo:break-before="auto" style:use-optimal-row-height="false"/>
    </style:style>
    <style:style style:name="ro19" style:family="table-row">
      <style:table-row-properties style:row-height="0.684cm" fo:break-before="auto" style:use-optimal-row-height="fals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1.48cm" fo:break-before="auto" style:use-optimal-row-height="false"/>
    </style:style>
    <style:style style:name="ro28" style:family="table-row">
      <style:table-row-properties style:row-height="9.74cm" fo:break-before="auto" style:use-optimal-row-height="false"/>
    </style:style>
    <style:style style:name="ro29" style:family="table-row">
      <style:table-row-properties style:row-height="1.632cm" fo:break-before="auto" style:use-optimal-row-height="false"/>
    </style:style>
    <style:style style:name="ro30" style:family="table-row">
      <style:table-row-properties style:row-height="0.9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ta4" style:family="table" style:master-page-name="mp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1" style:family="table-cell" style:parent-style-name="Default" style:data-style-name="N0">
      <style:table-cell-properties fo:background-color="#ffffff" fo:border="0.06pt solid #ffffff"/>
      <style:text-properties style:text-position=""/>
    </style:style>
    <style:style style:name="ce172" style:family="table-cell" style:parent-style-name="Normal_20_6" style:data-style-name="N0">
      <style:table-cell-properties fo:background-color="#99cc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text-position="" style:font-name="Arial narrow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ce173" style:family="table-cell" style:parent-style-name="Default" style:data-style-name="N0">
      <style:table-cell-properties fo:background-color="#ffffff" fo:border="0.06pt solid #ffffff"/>
      <style:text-properties fo:color="#000000" style:text-position=""/>
    </style:style>
    <style:style style:name="ce174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justify" fo:margin-left="0cm"/>
      <style:text-properties fo:color="#000000"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 fo:margin-left="0cm"/>
      <style:text-properties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 fo:margin-left="0cm"/>
      <style:text-properties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ffffff" fo:border="0.06pt solid #000000"/>
      <style:text-properties style:text-position=""/>
    </style:style>
    <style:style style:name="ce179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0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1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3" style:family="table-cell" style:parent-style-name="Normal_20_11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5" style:family="table-cell" style:parent-style-name="Normal_20_1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6" style:family="table-cell" style:parent-style-name="Normal_20_12" style:data-style-name="N0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7" style:family="table-cell" style:parent-style-name="Normal_20_12" style:data-style-name="N0">
      <style:table-cell-properties fo:background-color="#00ff00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8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text-position=""/>
    </style:style>
    <style:style style:name="ce19" style:family="table-cell" style:parent-style-name="Default" style:data-style-name="N100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1" style:family="table-cell" style:parent-style-name="Default" style:data-style-name="N100">
      <style:table-cell-properties fo:border-bottom="0.31pt solid #000000" style:diagonal-bl-tr="none" style:diagonal-tl-br="none" fo:border-left="0.9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0.31pt solid #000000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31pt solid #000000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3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0.91pt solid #000000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0.91pt solid #000000" style:diagonal-bl-tr="none" style:diagonal-tl-br="none" fo:border-left="0.9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order="0.06pt solid #000000" fo:padding="0.071cm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Default">
      <style:table-cell-properties fo:background-color="#e6e6e6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31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4" style:family="table-cell" style:parent-style-name="Default">
      <style:table-cell-properties fo:border-bottom="0.91pt solid #000000" style:diagonal-bl-tr="none" style:diagonal-tl-br="none" style:text-align-source="fix" style:repeat-content="false" fo:border-left="0.31pt solid #000000" fo:padding="0.071cm" fo:border-right="0.31pt solid #000000" style:rotation-align="none" fo:border-top="0.31pt solid #000000"/>
      <style:paragraph-properties fo:text-align="justify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31pt solid #000000" style:diagonal-bl-tr="none" style:diagonal-tl-br="none" fo:wrap-option="wrap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31pt solid #000000" style:diagonal-bl-tr="none" style:diagonal-tl-br="none" style:text-align-source="fix" style:repeat-content="false" fo:border-left="0.31pt solid #000000" fo:padding="0.071cm" fo:border-right="0.91pt solid #000000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1" style:family="table-cell" style:parent-style-name="Default">
      <style:table-cell-properties fo:border-bottom="0.91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ff" fo:border="0.06pt solid #ffffff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55" style:family="table-cell" style:parent-style-name="Default" style:data-style-name="N0">
      <style:table-cell-properties fo:background-color="#ffffff" fo:border="0.06pt solid #ffffff"/>
      <style:text-properties style:font-name="Tahoma1" fo:font-size="9pt" style:font-name-asian="Tahoma" style:font-size-asian="9pt" style:font-name-complex="Tahoma" style:font-size-complex="9pt"/>
    </style:style>
    <style:style style:name="ce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ffffff" style:vertical-align="middle"/>
      <style:paragraph-properties fo:text-align="center" fo:margin-left="0cm"/>
      <style:text-properties fo:color="#000000" style:font-name="Arial narrow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ce57" style:family="table-cell" style:parent-style-name="Default" style:data-style-name="N0">
      <style:table-cell-properties fo:background-color="#ffffff" fo:border="0.06pt solid #ffffff" style:vertical-align="middle"/>
      <style:text-properties style:font-name="Arial narrow" fo:font-size="12pt" style:font-name-asian="Tahoma" style:font-size-asian="12pt" style:font-name-complex="Tahoma" style:font-size-complex="12pt"/>
    </style:style>
    <style:style style:name="ce58" style:family="table-cell" style:parent-style-name="Default" style:data-style-name="N0">
      <style:table-cell-properties fo:background-color="#ffffff" fo:border="0.06pt solid #ffffff" style:vertical-align="middle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99ccff" style:font-name="Tahoma1" fo:font-size="11pt" style:font-name-asian="Tahoma" style:font-size-asian="11pt" style:font-name-complex="Tahoma" style:font-size-complex="11pt"/>
    </style:style>
    <style:style style:name="ce60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1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2" style:family="table-cell" style:parent-style-name="Default" style:data-style-name="N0">
      <style:table-cell-properties fo:background-color="#ffffff" fo:border="0.06pt solid #ffffff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3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4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66" style:family="table-cell" style:parent-style-name="Default" style:data-style-name="N0">
      <style:table-cell-properties fo:background-color="#ffffff" fo:border="0.06pt solid #000000"/>
      <style:text-properties style:font-name="Arial narrow" fo:font-size="12pt" style:font-name-asian="Tahoma" style:font-size-asian="12pt" style:font-name-complex="Tahoma" style:font-size-complex="12pt"/>
    </style:style>
    <style:style style:name="ce67" style:family="table-cell" style:parent-style-name="Default" style:data-style-name="N0">
      <style:table-cell-properties fo:border-bottom="0.06pt solid #ffffff" fo:background-color="#ffffff" fo:border-left="0.06pt solid #ffffff" fo:border-right="0.06pt solid #ffffff" fo:border-top="0.06pt solid #000000"/>
      <style:text-properties style:font-name="Tahoma" style:font-name-asian="Tahoma" style:font-name-complex="Tahoma"/>
    </style:style>
    <style:style style:name="ce68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70" style:family="table-cell" style:parent-style-name="Default" style:data-style-name="N0">
      <style:table-cell-properties fo:background-color="#ffffff" fo:border="0.06pt solid #ffffff"/>
      <style:text-properties style:font-name="Tahoma1" fo:font-weight="bold" style:font-name-asian="Tahoma" style:font-weight-asian="bold" style:font-name-complex="Tahoma" style:font-weight-complex="bold"/>
    </style:style>
    <style:style style:name="ce71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style:font-name-asian="Tahoma" style:font-name-complex="Tahoma"/>
    </style:style>
    <style:style style:name="ce7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99ccff" style:font-name="Tahoma" fo:font-size="11pt" style:font-name-asian="Tahoma" style:font-size-asian="11pt" style:font-name-complex="Tahoma" style:font-size-complex="11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74" style:family="table-cell" style:parent-style-name="Default" style:data-style-name="N0">
      <style:table-cell-properties fo:background-color="#ffffff" fo:border="0.06pt solid #ffffff"/>
      <style:text-properties style:font-name="Arial narrow" fo:font-size="12pt" style:font-name-asian="Tahoma" style:font-size-asian="12pt" style:font-name-complex="Tahoma" style:font-size-complex="12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76" style:family="table-cell" style:parent-style-name="Default" style:data-style-name="N0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color="#66ccff" style:font-name="Arial narrow" fo:font-size="12pt" style:font-name-asian="Tahoma" style:font-size-asian="12pt" style:font-name-complex="Tahoma" style:font-size-complex="12pt"/>
    </style:style>
    <style:style style:name="ce77" style:family="table-cell" style:parent-style-name="Normal_20_3" style:data-style-name="N0">
      <style:table-cell-properties fo:border-bottom="0.06pt solid #ffffff" fo:background-color="#ffffff" style:cell-protect="protected" style:print-content="true" style:text-align-source="fix" style:repeat-content="false" fo:border-left="none" fo:border-right="0.06pt solid #ffffff" fo:border-top="0.06pt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79" style:family="table-cell" style:parent-style-name="Default" style:data-style-name="N0">
      <style:table-cell-properties fo:background-color="#99ccff" fo:border="0.06pt solid #000000"/>
      <style:text-properties fo:color="#99ccff" style:font-name="Tahoma1" fo:font-size="11pt" style:font-name-asian="Tahoma" style:font-size-asian="11pt" style:font-name-complex="Tahoma" style:font-size-complex="11pt"/>
    </style:style>
    <style:style style:name="ce80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81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font-name="Tahoma" style:font-name-asian="Tahoma" style:font-name-complex="Tahoma"/>
    </style:style>
    <style:style style:name="ce82" style:family="table-cell" style:parent-style-name="Default" style:data-style-name="N109">
      <style:table-cell-properties fo:background-color="#ffffff" style:cell-protect="none" style:print-content="true" style:text-align-source="fix" style:repeat-content="false" fo:border="0.06pt solid #ffffff"/>
      <style:paragraph-properties fo:text-align="justify" fo:margin-left="0cm"/>
      <style:text-properties fo:color="#000000" style:font-name="Arial narrow" fo:font-size="12pt" style:font-name-asian="Tahoma" style:font-size-asian="12pt" style:font-name-complex="Tahoma" style:font-size-complex="12pt"/>
    </style:style>
    <style:style style:name="ce83" style:family="table-cell" style:parent-style-name="Default" style:data-style-name="N109">
      <style:table-cell-properties fo:background-color="#ffffff" style:cell-protect="none" style:print-content="true" fo:border="0.06pt solid #ffffff"/>
      <style:text-properties fo:color="#000000" style:font-name="Tahoma" style:font-name-asian="Tahoma" style:font-name-complex="Tahoma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ffffff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86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87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88" style:family="table-cell" style:parent-style-name="Default" style:data-style-name="N0">
      <style:table-cell-properties fo:background-color="#ffffff" style:cell-protect="none" style:print-content="true" style:text-align-source="fix" style:repeat-content="false" fo:border="0.06pt solid #ffffff" style:vertical-align="automatic"/>
      <style:paragraph-properties fo:text-align="start" fo:margin-left="0cm"/>
      <style:text-properties fo:color="#0080ff" style:font-name="Impact" fo:font-size="24pt" style:font-name-asian="Impact" style:font-size-asian="24pt" style:font-name-complex="Impact" style:font-size-complex="24pt"/>
    </style:style>
    <style:style style:name="ce89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0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style:font-name="Tahoma1" fo:font-weight="bold" style:font-name-asian="Tahoma" style:font-weight-asian="bold" style:font-name-complex="Tahoma" style:font-weight-complex="bold"/>
    </style:style>
    <style:style style:name="ce91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000000" style:font-name="Tahoma1" fo:font-size="11pt" style:font-name-asian="Tahoma" style:font-size-asian="11pt" style:font-name-complex="Tahoma" style:font-size-complex="11pt"/>
    </style:style>
    <style:style style:name="ce92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3" style:family="table-cell" style:parent-style-name="Default" style:data-style-name="N0">
      <style:table-cell-properties fo:background-color="#99cc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4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95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Arial1" style:font-size-asian="12pt" style:font-name-complex="Arial2" style:font-size-complex="12pt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97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0.06pt solid #ffffff" fo:border-top="0.06pt solid #000000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98" style:family="table-cell" style:parent-style-name="Default" style:data-style-name="N0">
      <style:table-cell-properties fo:background-color="#ffffff" style:cell-protect="none" style:print-content="true" fo:border="0.06pt solid #ffffff"/>
      <style:text-properties fo:color="#000000" style:font-name="Trebuchet MS" style:font-name-asian="Trebuchet MS" style:font-name-complex="Trebuchet MS"/>
    </style:style>
    <style:style style:name="ce99" style:family="table-cell" style:parent-style-name="Default" style:data-style-name="N0">
      <style:table-cell-properties fo:background-color="#ffffff" fo:border="0.06pt solid #ffffff" style:vertical-align="middle"/>
      <style:text-properties style:font-name="Trebuchet MS" style:font-name-asian="Trebuchet MS" style:font-name-complex="Trebuchet MS"/>
    </style:style>
    <style:style style:name="ce10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000000" style:font-name="Tahoma" fo:font-size="11pt" style:font-name-asian="Tahoma" style:font-size-asian="11pt" style:font-name-complex="Tahoma" style:font-size-complex="11pt"/>
    </style:style>
    <style:style style:name="ce101" style:family="table-cell" style:parent-style-name="Default" style:data-style-name="N0">
      <style:table-cell-properties fo:background-color="#008000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10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03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04" style:family="table-cell" style:parent-style-name="Default" style:data-style-name="N0">
      <style:table-cell-properties fo:background-color="#0000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105" style:family="table-cell" style:parent-style-name="Default">
      <style:table-cell-properties fo:wrap-option="wrap" fo:border="0.06pt solid #000000" style:vertical-align="top"/>
    </style:style>
    <style:style style:name="ce106" style:family="table-cell" style:parent-style-name="Default">
      <style:table-cell-properties fo:border="0.06pt solid #000000"/>
    </style:style>
    <style:style style:name="ce107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fo:color="#808080" style:font-name="Tahoma1" fo:font-style="italic" style:font-name-asian="Tahoma" style:font-style-asian="italic" style:font-name-complex="Tahoma" style:font-style-complex="italic"/>
    </style:style>
    <style:style style:name="ce108" style:family="table-cell" style:parent-style-name="Default" style:data-style-name="N0">
      <style:table-cell-properties fo:background-color="#99ccff" fo:border="0.06pt solid #000000"/>
      <style:text-properties fo:color="#000000" style:font-name="Tahoma1" fo:font-size="11pt" style:font-name-asian="Tahoma" style:font-size-asian="11pt" style:font-name-complex="Tahoma" style:font-size-complex="11pt"/>
    </style:style>
    <style:style style:name="ce109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0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1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1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Arial narrow" fo:font-size="12pt" fo:font-weight="normal" style:font-name-asian="Tahoma" style:font-size-asian="12pt" style:font-weight-asian="normal" style:font-name-complex="Tahoma" style:font-size-complex="12pt" style:font-weight-complex="normal"/>
      <style:map style:condition="cell-content()=#nombre?[.G$14]" style:apply-style-name="Sin_20_nombre9" style:base-cell-address="Casos_de_Prueba.G14"/>
    </style:style>
    <style:style style:name="ce113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4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5" style:family="table-cell" style:parent-style-name="Default">
      <style:table-cell-properties fo:wrap-option="wrap" fo:border="0.06pt solid #000000" style:vertical-align="top"/>
      <style:text-properties style:use-window-font-color="true" style:font-name="Arial narrow" fo:font-size="12pt" style:font-size-asian="12pt" style:font-size-complex="12pt"/>
    </style:style>
    <style:style style:name="ce116" style:family="table-cell" style:parent-style-name="Default">
      <style:table-cell-properties fo:border="0.06pt solid #000000"/>
      <style:text-properties style:use-window-font-color="true" style:font-name="Arial narrow" fo:font-size="12pt" style:font-size-asian="12pt" style:font-size-complex="12pt"/>
    </style:style>
    <style:style style:name="ce117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18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19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20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21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fo:color="#808080" style:font-name="Arial narrow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12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Arial narrow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ce123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24" style:family="table-cell" style:parent-style-name="Normal_20_2" style:data-style-name="N0">
      <style:table-cell-properties fo:background-color="#ffffff" style:cell-protect="protected" style:print-content="true" fo:border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125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2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7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0.06pt solid #ffffff" fo:border-top="0.06pt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28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cm"/>
      <style:text-properties style:font-name="Tahoma1" fo:font-size="8pt" style:font-name-asian="Tahoma" style:font-size-asian="8pt" style:font-name-complex="Tahoma" style:font-size-complex="8pt"/>
    </style:style>
    <style:style style:name="ce129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0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1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2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3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automatic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34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none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35" style:family="table-cell" style:parent-style-name="Default" style:data-style-name="N0">
      <style:table-cell-properties fo:border-bottom="0.06pt solid #ffffff" fo:background-color="#ffffff" fo:wrap-option="wrap" fo:border-left="0.06pt solid #ffffff" fo:border-right="none" fo:border-top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000000" fo:border-right="0.06pt solid #ffffff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38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40" style:family="table-cell" style:parent-style-name="Default" style:data-style-name="N0">
      <style:table-cell-properties fo:background-color="#ffffff" style:cell-protect="none" style:print-content="true" style:diagonal-bl-tr="none" style:diagonal-tl-br="none" fo:border="0.06pt solid #ffffff" fo:padding="0.071cm" style:rotation-align="none"/>
      <style:text-properties fo:color="#000000" style:text-outline="false" style:text-line-through-style="none" style:font-name="Trebuchet MS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1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bottom" style:shrink-to-fit="tru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Casos_de_Prueba.C20"/>
      <style:map style:condition="cell-content()=&quot;NP&quot;" style:apply-style-name="Excel_5f_CondFormat_5f_3_5f_1_5f_2" style:base-cell-address="Casos_de_Prueba.C20"/>
      <style:map style:condition="is-true-formula(NOT(ISERROR(SEARCH(&quot;Ok&quot;;[Casos_de_Prueba.C20]))))" style:apply-style-name="Excel_5f_CondFormat_5f_3_5f_1_5f_3" style:base-cell-address="Casos_de_Prueba.C20"/>
      <style:map style:condition="cell-content()=&quot;Error&quot;" style:apply-style-name="Excel_5f_CondFormat_5f_3_5f_1_5f_4" style:base-cell-address="Casos_de_Prueba.C20"/>
    </style:style>
    <style:style style:name="ce1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0" style:family="table-cell" style:parent-style-name="Default" style:data-style-name="N0">
      <style:table-cell-properties fo:background-color="#98ccfe" style:diagonal-bl-tr="none" style:diagonal-tl-br="none" fo:border="0.2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tru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70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89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0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1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2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5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ffffff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Casos_de_Prueba.C20"/>
      <style:map style:condition="cell-content()=&quot;NP&quot;" style:apply-style-name="Excel_5f_CondFormat_5f_3_5f_1_5f_2" style:base-cell-address="Casos_de_Prueba.C20"/>
      <style:map style:condition="is-true-formula(NOT(ISERROR(SEARCH(&quot;Ok&quot;;[Casos_de_Prueba.C20]))))" style:apply-style-name="Excel_5f_CondFormat_5f_3_5f_1_5f_3" style:base-cell-address="Casos_de_Prueba.C20"/>
      <style:map style:condition="cell-content()=&quot;Error&quot;" style:apply-style-name="Excel_5f_CondFormat_5f_3_5f_1_5f_4" style:base-cell-address="Casos_de_Prueba.C20"/>
    </style:style>
    <style:style style:name="ce202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ok&quot;" style:apply-style-name="Excel_5f_CondFormat_5f_3_5f_2_5f_1" style:base-cell-address="Casos_de_Prueba.C31"/>
      <style:map style:condition="cell-content()=&quot;Incidencia&quot;" style:apply-style-name="Excel_5f_CondFormat_5f_3_5f_2_5f_2" style:base-cell-address="Casos_de_Prueba.C31"/>
      <style:map style:condition="cell-content()=&quot;NP&quot;" style:apply-style-name="Excel_5f_CondFormat_5f_3_5f_2_5f_3" style:base-cell-address="Casos_de_Prueba.C31"/>
    </style:style>
    <style:style style:name="ce203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3_5f_1" style:base-cell-address="Casos_de_Prueba.C34"/>
      <style:map style:condition="cell-content()=&quot;Incidencia&quot;" style:apply-style-name="Excel_5f_CondFormat_5f_3_5f_3_5f_2" style:base-cell-address="Casos_de_Prueba.C34"/>
      <style:map style:condition="cell-content()=&quot;NP&quot;" style:apply-style-name="Excel_5f_CondFormat_5f_3_5f_3_5f_3" style:base-cell-address="Casos_de_Prueba.C34"/>
    </style:style>
    <style:style style:name="ce204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5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6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7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style:font-name="Arial2" fo:font-size="10pt" fo:font-weight="bold" style:font-name-asian="Lucida Sans Unicode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2" fo:font-size="10pt" style:font-name-asian="Lucida Sans Unicode" style:font-size-asian="10pt" style:font-name-complex="Arial2" style:font-size-complex="10pt"/>
    </style:style>
    <style:style style:name="T6" style:family="text">
      <style:text-properties style:use-window-font-color="true"/>
    </style:style>
    <style:style style:name="T7" style:family="text">
      <style:text-properties fo:color="#ffffcc"/>
    </style:style>
    <style:style style:name="T8" style:family="text">
      <style:text-properties style:use-window-font-color="true" style:text-outline="false" style:text-line-through-style="none" style:text-position="0% 100%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Seleccionar&quot;;&quot;1. Alta.&quot;;&quot;2. Baja.&quot;;&quot;&quot;)" table:allow-empty-cell="true" table:display-list="unsorted" table:base-cell-address="Casos_de_Prueba.D14"/>
        <table:content-validation table:name="val2" table:condition="of:cell-content-is-in-list(&quot;S&quot;;&quot;F&quot;;&quot;N/A&quot;;&quot;N/P&quot;;&quot;&quot;)" table:allow-empty-cell="true" table:display-list="unsorted" table:base-cell-address="Casos_de_Prueba.Q11"/>
        <table:content-validation table:name="val3" table:condition="of:cell-content-is-in-list(&quot;No seleccionar cuenta&quot;;&quot;10000000321         &quot;;&quot;10000005016         &quot;;&quot;10000005091         &quot;;&quot;10000005121         &quot;;&quot;10000005440         &quot;;&quot;10000008298         &quot;;&quot;10000039786         &quot;;&quot;10000040008         &quot;;&quot;10017124582         &quot;;&quot;10017124590         &quot;;&quot;10017124604         &quot;;&quot;10017124620         &quot;;&quot;10017124639         &quot;;&quot;10017130221         &quot;;&quot;10017130230         &quot;;&quot;10017130248         &quot;;&quot;10017130264         &quot;;&quot;10017134952         &quot;;&quot;10700000031         &quot;;&quot;10700000043         &quot;;&quot;11000000258         &quot;;&quot;11000516882         &quot;;&quot;11002493731         &quot;;&quot;13000000048         &quot;;&quot;13000013123         &quot;;&quot;13000014642         &quot;;&quot;14000000010         &quot;;&quot;14000004694         &quot;;&quot;14000004708         &quot;;&quot;14000004716         &quot;;&quot;14000007537         &quot;;&quot;15004900330         &quot;;&quot;17000000019         &quot;;&quot;17004900189         &quot;;&quot;18000284234         &quot;;&quot;18000285834         &quot;;&quot;19000001328         &quot;;&quot;19000001336         &quot;;&quot;25000081828         &quot;;&quot;&quot;)" table:allow-empty-cell="true" table:display-list="unsorted" table:base-cell-address="Casos_de_Prueba.C45"/>
        <table:content-validation table:name="val4" table:condition="of:cell-content-is-in-list(&quot;OK&quot;;&quot;Error&quot;;&quot;NP&quot;;&quot;NA&quot;)" table:allow-empty-cell="true" table:display-list="unsorted" table:base-cell-address="Matriz_de_Pruebas.C24"/>
        <table:content-validation table:name="val5" table:condition="of:cell-content-is-in-list(&quot;OK&quot;;&quot;Error&quot;;&quot;NP&quot;;&quot;NA&quot;)" table:allow-empty-cell="true" table:display-list="unsorted" table:base-cell-address="Matriz_de_Pruebas.C26"/>
        <table:content-validation table:name="val6" table:condition="of:cell-content-is-in-list(&quot;OK&quot;;&quot;Error&quot;;&quot;NP&quot;;&quot;NA&quot;)" table:allow-empty-cell="true" table:display-list="unsorted" table:base-cell-address="Matriz_de_Pruebas.C28"/>
      </table:content-validations>
      <table:table table:name="Inf. Documento" table:style-name="ta2">
        <office:forms form:automatic-focus="false" form:apply-design-mode="false"/>
        <table:shapes>
          <draw:frame draw:z-index="0" draw:name="Imagen 2" draw:style-name="gr1" draw:text-style-name="P1" svg:width="6.016cm" svg:height="1.078cm" svg:x="0.559cm" svg:y="0.253cm">
            <draw:image xlink:href="Pictures/2000000900001D90000004A84D5C7239.wmf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ce28"/>
        <table:table-column table:style-name="co6" table:number-columns-repeated="3" table:default-cell-style-name="Default"/>
        <table:table-column table:style-name="co8" table:default-cell-style-name="ce29"/>
        <table:table-column table:style-name="co6" table:number-columns-repeated="1014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9" office:value-type="string" table:number-columns-spanned="9" table:number-rows-spanned="3">
            <text:p>Información del Documento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Nombre del Documento:</text:p>
          </table:table-cell>
          <table:covered-table-cell table:number-columns-repeated="3" table:style-name="ce21"/>
          <table:table-cell table:style-name="ce45" office:value-type="string" table:number-columns-spanned="5" table:number-rows-spanned="1">
            <text:p>CP-CN0027.DLL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Número de Versión:</text:p>
          </table:table-cell>
          <table:covered-table-cell table:number-columns-repeated="3" table:style-name="ce21"/>
          <table:table-cell table:style-name="ce46" office:value-type="string" table:number-columns-spanned="5" table:number-rows-spanned="1">
            <text:p>20121101.0355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Ruta:</text:p>
          </table:table-cell>
          <table:covered-table-cell table:number-columns-repeated="3" table:style-name="ce21"/>
          <table:table-cell table:style-name="ce45" office:value-type="string" table:number-columns-spanned="5" table:number-rows-spanned="1">
            <text:p>svn://10.44.64.191/sysx/st2005Dlls/Documentacion/230137/2214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2" office:value-type="string" table:number-columns-spanned="4" table:number-rows-spanned="1">
            <text:p>Nombre y Versión del formato Asociado:</text:p>
          </table:table-cell>
          <table:covered-table-cell table:number-columns-repeated="2" table:style-name="ce34"/>
          <table:covered-table-cell table:style-name="ce41"/>
          <table:table-cell table:style-name="ce41" office:value-type="string" table:number-columns-spanned="5" table:number-rows-spanned="1">
            <text:p>&lt;For-Casos de Prueba&gt; &lt;20120329.1540&gt;</text:p>
          </table:table-cell>
          <table:covered-table-cell table:number-columns-repeated="4" table:style-name="ce41"/>
          <table:table-cell table:number-columns-repeated="1014"/>
        </table:table-row>
        <table:table-row table:style-name="ro12" table:number-rows-repeated="2">
          <table:table-cell/>
          <table:table-cell table:style-name="ce23" table:number-columns-repeated="9"/>
          <table:table-cell table:number-columns-repeated="1014"/>
        </table:table-row>
        <table:table-row table:style-name="ro1">
          <table:table-cell/>
          <table:table-cell table:style-name="ce19" office:value-type="string" table:number-columns-spanned="9" table:number-rows-spanned="3">
            <text:p>Información del Proyecto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1">
          <table:table-cell/>
          <table:table-cell table:style-name="ce24" office:value-type="string" table:number-columns-spanned="4" table:number-rows-spanned="1">
            <text:p>Nombre del Proyecto:</text:p>
          </table:table-cell>
          <table:covered-table-cell table:number-columns-repeated="3" table:style-name="ce24"/>
          <table:table-cell table:style-name="ce46" office:value-type="string" table:number-columns-spanned="5" table:number-rows-spanned="1">
            <text:p>1.-GNCREARTABLATMP</text:p>
          </table:table-cell>
          <table:covered-table-cell table:number-columns-repeated="4" table:style-name="ce52"/>
          <table:table-cell table:number-columns-repeated="1014"/>
        </table:table-row>
        <table:table-row table:style-name="ro11">
          <table:table-cell/>
          <table:table-cell table:style-name="ce25" office:value-type="string" table:number-columns-spanned="4" table:number-rows-spanned="1">
            <text:p>Petición:</text:p>
          </table:table-cell>
          <table:covered-table-cell table:number-columns-repeated="3" table:style-name="ce24"/>
          <table:table-cell table:style-name="ce47" office:value-type="string" table:number-columns-spanned="5" table:number-rows-spanned="1">
            <text:p>1.-GNCREARTABLATMP</text:p>
          </table:table-cell>
          <table:covered-table-cell table:number-columns-repeated="4" table:style-name="ce52"/>
          <table:table-cell table:number-columns-repeated="1014"/>
        </table:table-row>
        <table:table-row table:style-name="ro11">
          <table:table-cell/>
          <table:table-cell table:style-name="ce26" office:value-type="string" table:number-columns-spanned="4" table:number-rows-spanned="1">
            <text:p>Responsable del Proyecto:</text:p>
          </table:table-cell>
          <table:covered-table-cell table:number-columns-repeated="3" table:style-name="ce26"/>
          <table:table-cell table:style-name="ce48" office:value-type="string" table:number-columns-spanned="5" table:number-rows-spanned="1">
            <text:p>Humberto Sanchez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Responsable de Elaboración:</text:p>
          </table:table-cell>
          <table:covered-table-cell table:number-columns-repeated="3" table:style-name="ce35"/>
          <table:table-cell office:value-type="string" table:number-columns-spanned="5" table:number-rows-spanned="1">
            <text:p>Yecenia Torrecillas Lopez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Fecha:</text:p>
          </table:table-cell>
          <table:covered-table-cell table:number-columns-repeated="3" table:style-name="ce35"/>
          <table:table-cell office:value-type="string" table:number-columns-spanned="5" table:number-rows-spanned="1">
            <text:p>01-11-2012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Responsable de Ejecución:</text:p>
          </table:table-cell>
          <table:covered-table-cell table:number-columns-repeated="3" table:style-name="ce35"/>
          <table:table-cell office:value-type="string" table:number-columns-spanned="5" table:number-rows-spanned="1">
            <text:p>Yecenia Torrecillas Lopez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8" office:value-type="string" table:number-columns-spanned="4" table:number-rows-spanned="1">
            <text:p>Sistema</text:p>
          </table:table-cell>
          <table:covered-table-cell table:number-columns-repeated="3" table:style-name="ce36"/>
          <table:table-cell office:value-type="string" table:number-columns-spanned="5" table:number-rows-spanned="1">
            <text:p>Clientes Nuevos</text:p>
          </table:table-cell>
          <table:covered-table-cell table:number-columns-repeated="4" table:style-name="ce36"/>
          <table:table-cell table:number-columns-repeated="1014"/>
        </table:table-row>
        <table:table-row table:style-name="ro11">
          <table:table-cell/>
          <table:table-cell table:style-name="ce28" office:value-type="string" table:number-columns-spanned="4" table:number-rows-spanned="1">
            <text:p>Módulo</text:p>
          </table:table-cell>
          <table:covered-table-cell table:number-columns-repeated="3" table:style-name="ce36"/>
          <table:table-cell office:value-type="string" table:number-columns-spanned="5" table:number-rows-spanned="1">
            <text:p>CN0027.DLL</text:p>
          </table:table-cell>
          <table:covered-table-cell table:number-columns-repeated="4" table:style-name="ce36"/>
          <table:table-cell table:number-columns-repeated="1014"/>
        </table:table-row>
        <table:table-row table:style-name="ro12" table:number-rows-repeated="2">
          <table:table-cell/>
          <table:table-cell table:style-name="ce29" table:number-columns-repeated="8"/>
          <table:table-cell table:number-columns-repeated="1015"/>
        </table:table-row>
        <table:table-row table:style-name="ro13">
          <table:table-cell/>
          <table:table-cell table:style-name="ce30" office:value-type="string" table:number-columns-spanned="8" table:number-rows-spanned="1">
            <text:p>Audiencia</text:p>
          </table:table-cell>
          <table:covered-table-cell table:number-columns-repeated="7" table:style-name="ce37"/>
          <table:table-cell table:number-columns-repeated="1015"/>
        </table:table-row>
        <table:table-row table:style-name="ro11">
          <table:table-cell/>
          <table:table-cell table:style-name="ce31" office:value-type="string" table:number-columns-spanned="4" table:number-rows-spanned="1">
            <text:p>Nivel de Participación</text:p>
          </table:table-cell>
          <table:covered-table-cell table:number-columns-repeated="2" table:style-name="ce38"/>
          <table:covered-table-cell table:style-name="ce42"/>
          <table:table-cell table:style-name="ce49" office:value-type="string" table:number-columns-spanned="4" table:number-rows-spanned="1">
            <text:p>Rol</text:p>
          </table:table-cell>
          <table:covered-table-cell table:number-columns-repeated="3" table:style-name="ce49"/>
          <table:table-cell table:number-columns-repeated="1015"/>
        </table:table-row>
        <table:table-row table:style-name="ro11">
          <table:table-cell/>
          <table:table-cell table:style-name="ce32" office:value-type="string" table:number-columns-spanned="4" table:number-rows-spanned="1">
            <text:p>Responsable de Elaboración <text:span text:style-name="T8">(RE)</text:span></text:p>
          </table:table-cell>
          <table:covered-table-cell table:number-columns-repeated="2" table:style-name="ce39"/>
          <table:covered-table-cell table:style-name="ce43"/>
          <table:table-cell table:style-name="ce50" office:value-type="string" table:number-columns-spanned="4" table:number-rows-spanned="1">
            <text:p>Analista de Pruebas</text:p>
          </table:table-cell>
          <table:covered-table-cell table:number-columns-repeated="3" table:style-name="ce50"/>
          <table:table-cell table:number-columns-repeated="1015"/>
        </table:table-row>
        <table:table-row table:style-name="ro11">
          <table:table-cell/>
          <table:table-cell table:style-name="ce32" office:value-type="string" table:number-columns-spanned="4" table:number-rows-spanned="1">
            <text:p>Responsable de Ejecución <text:span text:style-name="T8">(RE)</text:span></text:p>
          </table:table-cell>
          <table:covered-table-cell table:number-columns-repeated="2" table:style-name="ce39"/>
          <table:covered-table-cell table:style-name="ce43"/>
          <table:table-cell table:style-name="ce50" office:value-type="string" table:number-columns-spanned="4" table:number-rows-spanned="1">
            <text:p>Ingeniero de Pruebas</text:p>
          </table:table-cell>
          <table:covered-table-cell table:number-columns-repeated="3" table:style-name="ce50"/>
          <table:table-cell table:number-columns-repeated="1015"/>
        </table:table-row>
        <table:table-row table:style-name="ro11">
          <table:table-cell/>
          <table:table-cell table:style-name="ce33" office:value-type="string" table:number-columns-spanned="4" table:number-rows-spanned="1">
            <text:p>Notificación <text:span text:style-name="T8">(NT)</text:span></text:p>
          </table:table-cell>
          <table:covered-table-cell table:number-columns-repeated="2" table:style-name="ce40"/>
          <table:covered-table-cell table:style-name="ce44"/>
          <table:table-cell table:style-name="ce51" office:value-type="string" table:number-columns-spanned="4" table:number-rows-spanned="1">
            <text:p>Lider de Pruebas</text:p>
          </table:table-cell>
          <table:covered-table-cell table:number-columns-repeated="3" table:style-name="ce51"/>
          <table:table-cell table:number-columns-repeated="1015"/>
        </table:table-row>
      </table:table>
      <table:table table:name="Resumen_de_Ejecución" table:style-name="ta3">
        <office:forms form:automatic-focus="false" form:apply-design-mode="false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3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4" table:number-columns-repeated="1010" table:default-cell-style-name="ce53"/>
        <table:table-row table:style-name="ro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6">
          <table:table-cell/>
          <table:table-cell table:style-name="ce56" office:value-type="string">
            <text:p>Casos de Prueba</text:p>
          </table:table-cell>
          <table:table-cell table:number-columns-repeated="1022"/>
        </table:table-row>
        <table:table-row table:style-name="ro7">
          <table:table-cell table:style-name="ce54"/>
          <table:table-cell table:style-name="ce57" office:value-type="string">
            <text:p>Nombre del Proyecto:</text:p>
          </table:table-cell>
          <table:table-cell table:style-name="ce57"/>
          <table:table-cell table:style-name="ce77" table:formula="of:=['Inf. Documento'.F17]" office:value-type="string" office:string-value="1.-GNCREARTABLATMP">
            <text:p>1.-GNCREARTABLATMP</text:p>
          </table:table-cell>
          <table:table-cell table:style-name="ce82"/>
          <table:table-cell table:style-name="ce78" table:number-columns-repeated="2"/>
          <table: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 table:style-name="ce54"/>
          <table:table-cell table:style-name="ce57" office:value-type="string">
            <text:p>Responsable del Proyecto:</text:p>
          </table:table-cell>
          <table:table-cell table:style-name="ce57"/>
          <table:table-cell table:style-name="ce78" table:formula="of:=['Inf. Documento'.F19]" office:value-type="string" office:string-value="Humberto Sanchez" table:number-columns-spanned="5" table:number-rows-spanned="1">
            <text:p>Humberto Sanchez</text:p>
          </table:table-cell>
          <table:covered-table-cell table:style-name="ce82"/>
          <table:covered-table-cell table:number-columns-repeated="2" table:style-name="ce78"/>
          <table:covered-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 table:style-name="ce54"/>
          <table:table-cell table:style-name="ce57" office:value-type="string">
            <text:p>Responsable de Ejecución:</text:p>
          </table:table-cell>
          <table:table-cell table:style-name="ce57"/>
          <table:table-cell table:style-name="ce78" table:formula="of:=['Inf. Documento'.F22]" office:value-type="string" office:string-value="Yecenia Torrecillas Lopez" table:number-columns-spanned="5" table:number-rows-spanned="1">
            <text:p>Yecenia Torrecillas Lopez</text:p>
          </table:table-cell>
          <table:covered-table-cell table:style-name="ce82"/>
          <table:covered-table-cell table:number-columns-repeated="2" table:style-name="ce78"/>
          <table:covered-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1">
          <table:table-cell table:style-name="ce54"/>
          <table:table-cell table:style-name="ce58" table:number-columns-repeated="3"/>
          <table:table-cell table:style-name="ce83"/>
          <table:table-cell table:style-name="ce73" table:number-columns-repeated="4"/>
          <table:table-cell table:style-name="ce54" table:number-columns-repeated="9"/>
          <table:table-cell table:style-name="ce55" table:number-columns-repeated="1006"/>
        </table:table-row>
        <table:table-row table:style-name="ro15">
          <table:table-cell table:style-name="ce54"/>
          <table:table-cell table:style-name="ce59" table:number-columns-spanned="18" table:number-rows-spanned="1"/>
          <table:covered-table-cell table:style-name="ce72"/>
          <table:covered-table-cell table:number-columns-repeated="16" table:style-name="ce79"/>
          <table:table-cell table:style-name="ce55" table:number-columns-repeated="1005"/>
        </table:table-row>
        <table:table-row table:style-name="ro16">
          <table:table-cell table:style-name="ce54"/>
          <table:table-cell table:style-name="ce60"/>
          <table:table-cell table:style-name="ce73"/>
          <table:table-cell table:style-name="ce80"/>
          <table:table-cell table:style-name="ce54"/>
          <table:table-cell table:style-name="ce73" table:number-columns-repeated="4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/>
          <table:table-cell table:style-name="ce61" office:value-type="string" table:number-columns-spanned="2" table:number-rows-spanned="1">
            <text:p>Estatus por ciclos de prueba</text:p>
          </table:table-cell>
          <table:covered-table-cell table:style-name="ce74"/>
          <table:table-cell table:style-name="ce74" table:number-columns-repeated="2"/>
          <table:table-cell table:number-columns-repeated="1019"/>
        </table:table-row>
        <table:table-row table:style-name="ro7">
          <table:table-cell/>
          <table:table-cell table:style-name="ce62"/>
          <table:table-cell table:style-name="ce74" table:number-columns-repeated="3"/>
          <table:table-cell table:number-columns-repeated="1019"/>
        </table:table-row>
        <table:table-row table:style-name="ro7">
          <table:table-cell/>
          <table:table-cell table:style-name="ce63" office:value-type="string" table:number-columns-spanned="4" table:number-rows-spanned="1">
            <text:p>Ejecución Casos de PRUEBAS</text:p>
          </table:table-cell>
          <table:covered-table-cell table:number-columns-repeated="3" table:style-name="ce74"/>
          <table:table-cell>
            <draw:frame table:end-cell-address="Resumen_de_Ejecución.P37" table:end-x="1.295cm" table:end-y="0.226cm" draw:z-index="0" draw:name="Chart 3" draw:style-name="gr2" svg:width="17.731cm" svg:height="12.625cm" svg:x="1.388cm" svg:y="0.504cm">
              <draw:object draw:notify-on-update-of-ranges="Resumen_de_Ejecución.B15:Resumen_de_Ejecución.B15 Resumen_de_Ejecución.C15:Resumen_de_Ejecución.E15 Resumen_de_Ejecución.B16:Resumen_de_Ejecución.B16 Resumen_de_Ejecución.C16:Resumen_de_Ejecución.E16 Resumen_de_Ejecución.B17:Resumen_de_Ejecución.B17 Resumen_de_Ejecución.C17:Resumen_de_Ejecución.E17 Resumen_de_Ejecución.B18:Resumen_de_Ejecución.B18 Resumen_de_Ejecución.C18:Resumen_de_Ejecución.E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64" office:value-type="string">
            <text:p>Estatus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5" office:value-type="string">
            <text:p>Exitosos</text:p>
          </table:table-cell>
          <table:table-cell table:style-name="ce75" table:formula="of:=COUNTIF([$Casos_de_Prueba.$Q$11:.$Q$65491];&quot;S&quot;)" office:value-type="float" office:value="0">
            <text:p>0</text:p>
          </table:table-cell>
          <table:table-cell table:style-name="ce75" table:formula="of:=COUNTIF([$Casos_de_Prueba.$S$11:.$S$65491];&quot;S&quot;)" office:value-type="float" office:value="0">
            <text:p>0</text:p>
          </table:table-cell>
          <table:table-cell table:style-name="ce75" table:formula="of:=COUNTIF([$Casos_de_Prueba.$U$11:.$U$65491];&quot;S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5" office:value-type="string">
            <text:p>No Exitosos</text:p>
          </table:table-cell>
          <table:table-cell table:style-name="ce75" table:formula="of:=COUNTIF([$Casos_de_Prueba.$Q$11:.$Q$65491];&quot;F&quot;)" office:value-type="float" office:value="0">
            <text:p>0</text:p>
          </table:table-cell>
          <table:table-cell table:style-name="ce75" table:formula="of:=COUNTIF([$Casos_de_Prueba.$S$11:.$S$65491];&quot;F&quot;)" office:value-type="float" office:value="0">
            <text:p>0</text:p>
          </table:table-cell>
          <table:table-cell table:style-name="ce75" table:formula="of:=COUNTIF([$Casos_de_Prueba.$U$11:.$U$65491];&quot;F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6" office:value-type="string">
            <text:p>Sin Probar</text:p>
          </table:table-cell>
          <table:table-cell table:style-name="ce75" table:formula="of:=COUNTIF([$Casos_de_Prueba.$Q$11:.$Q$65491];&quot;NP&quot;)" office:value-type="float" office:value="0">
            <text:p>0</text:p>
          </table:table-cell>
          <table:table-cell table:style-name="ce75" table:formula="of:=COUNTIF([$Casos_de_Prueba.$S$11:.$S$65491];&quot;NP&quot;)" office:value-type="float" office:value="0">
            <text:p>0</text:p>
          </table:table-cell>
          <table:table-cell table:style-name="ce75" table:formula="of:=COUNTIF([$Casos_de_Prueba.$U$11:.$U$65491];&quot;NP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6" office:value-type="string">
            <text:p>No Aplica</text:p>
          </table:table-cell>
          <table:table-cell table:style-name="ce75" table:formula="of:=COUNTIF([$Casos_de_Prueba.$Q$11:.$Q$65491];&quot;NA&quot;)" office:value-type="float" office:value="0">
            <text:p>0</text:p>
          </table:table-cell>
          <table:table-cell table:style-name="ce75" table:formula="of:=COUNTIF([$Casos_de_Prueba.$S$11:.$S$65491];&quot;NA&quot;)" office:value-type="float" office:value="0">
            <text:p>0</text:p>
          </table:table-cell>
          <table:table-cell table:style-name="ce75" table:formula="of:=COUNTIF([$Casos_de_Prueba.$U$11:.$U$65491];&quot;NA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1">
          <table:table-cell/>
          <table:table-cell table:style-name="ce67" table:number-columns-repeated="4"/>
          <table:table-cell table:number-columns-repeated="1019"/>
        </table:table-row>
        <table:table-row table:style-name="ro7">
          <table:table-cell/>
          <table:table-cell table:style-name="ce68" office:value-type="string" table:number-columns-spanned="2" table:number-rows-spanned="1">
            <text:p>General</text:p>
          </table:table-cell>
          <table:covered-table-cell table:style-name="ce76"/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Requerimientos a probar</text:p>
          </table:table-cell>
          <table:table-cell table:style-name="ce75" table:formula="of:=COUNTA([$Casos_de_Prueba.C11:.C65491])" office:value-type="float" office:value="1">
            <text:p>1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Casos de Prueba</text:p>
          </table:table-cell>
          <table:table-cell table:style-name="ce75" table:formula="of:=COUNTA([$Casos_de_Prueba.F11:.F65491])" office:value-type="float" office:value="1">
            <text:p>1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Happy Path</text:p>
          </table:table-cell>
          <table:table-cell table:style-name="ce75" table:formula="of:=COUNTA([$Casos_de_Prueba.N11:.N65490])" office:value-type="float" office:value="1">
            <text:p>1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Automatizados</text:p>
          </table:table-cell>
          <table:table-cell table:style-name="ce75" table:formula="of:=COUNTA([$Casos_de_Prueba.O11:.O65491])" office:value-type="float" office:value="0">
            <text:p>0</text:p>
          </table:table-cell>
          <table:table-cell table:style-name="ce81"/>
          <table:table-cell table:number-columns-repeated="1020"/>
        </table:table-row>
        <table:table-row table:style-name="ro1">
          <table:table-cell/>
          <table:table-cell table:style-name="ce67" table:number-columns-repeated="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69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1">
          <table:table-cell/>
          <table:table-cell table:style-name="ce7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6" table:number-rows-repeated="3">
          <table:table-cell table:style-name="ce55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1" table:number-columns-spanned="17" table:number-rows-spanned="1"/>
          <table:covered-table-cell table:number-columns-repeated="16"/>
          <table:table-cell table:number-columns-repeated="1006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s_de_Prueba" table:style-name="ta5" table:print-ranges="Casos_de_Prueba.B4:Casos_de_Prueba.V5">
        <office:forms form:automatic-focus="false" form:apply-design-mode="false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28" table:default-cell-style-name="ce85"/>
        <table:table-column table:style-name="co29" table:default-cell-style-name="ce85"/>
        <table:table-column table:style-name="co30" table:default-cell-style-name="ce85"/>
        <table:table-column table:style-name="co31" table:default-cell-style-name="ce125"/>
        <table:table-column table:style-name="co26" table:default-cell-style-name="ce125"/>
        <table:table-column table:style-name="co32" table:default-cell-style-name="ce85"/>
        <table:table-column table:style-name="co33" table:default-cell-style-name="ce125"/>
        <table:table-column table:style-name="co34" table:default-cell-style-name="ce125"/>
        <table:table-column table:style-name="co35" table:default-cell-style-name="ce125"/>
        <table:table-column table:style-name="co26" table:default-cell-style-name="ce125"/>
        <table:table-column table:style-name="co36" table:default-cell-style-name="ce125"/>
        <table:table-column table:style-name="co26" table:default-cell-style-name="ce125"/>
        <table:table-column table:style-name="co37" table:default-cell-style-name="ce125"/>
        <table:table-column table:style-name="co26" table:default-cell-style-name="ce125"/>
        <table:table-column table:style-name="co40" table:default-cell-style-name="ce125"/>
        <table:table-column table:style-name="co41" table:default-cell-style-name="ce85"/>
        <table:table-column table:style-name="co42" table:default-cell-style-name="ce85"/>
        <table:table-column table:style-name="co43" table:default-cell-style-name="ce85"/>
        <table:table-column table:style-name="co38" table:number-columns-repeated="995" table:default-cell-style-name="ce85"/>
        <table:table-column table:style-name="co38" table:number-columns-repeated="4" table:default-cell-style-name="Default"/>
        <table:table-row table:style-name="ro1">
          <table:table-cell table:number-columns-repeated="10"/>
          <table:table-cell table:style-name="ce85" table:number-columns-repeated="2"/>
          <table:table-cell/>
          <table:table-cell table:style-name="ce85" table:number-columns-repeated="9"/>
          <table:table-cell table:number-columns-repeated="2"/>
          <table:table-cell table:style-name="ce134"/>
          <table:table-cell table:number-columns-repeated="999"/>
        </table:table-row>
        <table:table-row table:style-name="ro17">
          <table:table-cell/>
          <table:table-cell table:style-name="ce88"/>
          <table:table-cell table:style-name="ce98" table:number-columns-repeated="3"/>
          <table:table-cell table:number-columns-repeated="3"/>
          <table:table-cell table:style-name="ce117"/>
          <table:table-cell/>
          <table:table-cell table:style-name="ce123"/>
          <table:table-cell table:number-columns-repeated="13"/>
          <table:table-cell table:style-name="ce134"/>
          <table:table-cell table:number-columns-repeated="999"/>
        </table:table-row>
        <table:table-row table:style-name="ro18">
          <table:table-cell/>
          <table:table-cell table:style-name="ce56" office:value-type="string">
            <text:p>Casos de prueba</text:p>
          </table:table-cell>
          <table:table-cell table:style-name="ce99" table:number-columns-repeated="3"/>
          <table:table-cell table:number-columns-repeated="4"/>
          <table:table-cell table:style-name="ce117"/>
          <table:table-cell table:style-name="ce85"/>
          <table:table-cell table:number-columns-repeated="13"/>
          <table:table-cell table:style-name="ce134"/>
          <table:table-cell table:number-columns-repeated="999"/>
        </table:table-row>
        <table:table-row table:style-name="ro7" table:visibility="collapse">
          <table:table-cell table:style-name="ce86"/>
          <table:table-cell table:style-name="ce89" table:number-columns-repeated="4"/>
          <table:table-cell table:style-name="ce77"/>
          <table:table-cell table:style-name="ce111"/>
          <table:table-cell table:style-name="ce89"/>
          <table:table-cell table:style-name="ce118"/>
          <table:table-cell table:style-name="ce121"/>
          <table:table-cell table:style-name="ce85"/>
          <table:table-cell table:style-name="ce128"/>
          <table:table-cell table:style-name="ce125"/>
          <table:table-cell table:number-columns-repeated="9"/>
          <table:table-cell table:style-name="ce86" table:number-columns-repeated="2"/>
          <table:table-cell table:style-name="ce135"/>
          <table:table-cell table:style-name="ce86" table:number-columns-repeated="995"/>
          <table:table-cell table:number-columns-repeated="4"/>
        </table:table-row>
        <table:table-row table:style-name="ro1" table:visibility="collapse">
          <table:table-cell table:style-name="ce86"/>
          <table:table-cell table:style-name="ce90" table:number-columns-spanned="2" table:number-rows-spanned="1"/>
          <table:covered-table-cell/>
          <table:table-cell table:number-columns-repeated="2"/>
          <table:table-cell table:style-name="ce107"/>
          <table:table-cell/>
          <table:table-cell table:style-name="ce90"/>
          <table:table-cell table:style-name="ce71"/>
          <table:table-cell table:style-name="ce107"/>
          <table:table-cell table:style-name="ce124"/>
          <table:table-cell table:style-name="ce128"/>
          <table:table-cell table:style-name="ce125"/>
          <table:table-cell table:number-columns-repeated="9"/>
          <table:table-cell table:style-name="ce86" table:number-columns-repeated="998"/>
          <table:table-cell table:number-columns-repeated="4"/>
        </table:table-row>
        <table:table-row table:style-name="ro19">
          <table:table-cell/>
          <table:table-cell table:style-name="ce91" table:number-columns-spanned="23" table:number-rows-spanned="1"/>
          <table:covered-table-cell table:number-columns-repeated="3" table:style-name="ce100"/>
          <table:covered-table-cell table:number-columns-repeated="19" table:style-name="ce108"/>
          <table:table-cell table:number-columns-repeated="1000"/>
        </table:table-row>
        <table:table-row table:style-name="ro25" table:visibility="collapse">
          <table:table-cell table:style-name="ce86" table:number-columns-repeated="2"/>
          <table:table-cell table:style-name="ce73" table:number-columns-repeated="3"/>
          <table:table-cell table:style-name="ce86" table:number-columns-repeated="5"/>
          <table:table-cell table:number-columns-repeated="2"/>
          <table:table-cell table:style-name="ce86"/>
          <table:table-cell table:number-columns-repeated="9"/>
          <table:table-cell table:style-name="ce86" table:number-columns-repeated="998"/>
          <table:table-cell table:number-columns-repeated="4"/>
        </table:table-row>
        <table:table-row table:style-name="ro26">
          <table:table-cell table:style-name="ce86"/>
          <table:table-cell table:style-name="ce92" office:value-type="string" table:number-columns-spanned="4" table:number-rows-spanned="1">
            <text:p>LLENADO EN FASE DE ANALISIS</text:p>
          </table:table-cell>
          <table:covered-table-cell table:number-columns-repeated="2" table:style-name="ce101"/>
          <table:covered-table-cell table:style-name="ce104"/>
          <table:table-cell table:style-name="ce109" office:value-type="string" table:number-columns-spanned="19" table:number-rows-spanned="1">
            <text:p>LLENADO EN FASE DE DISEÑO y EJECUCION DE CPS</text:p>
          </table:table-cell>
          <table:covered-table-cell table:number-columns-repeated="4" table:style-name="ce86"/>
          <table:covered-table-cell table:number-columns-repeated="2"/>
          <table:covered-table-cell table:style-name="ce86"/>
          <table:covered-table-cell table:number-columns-repeated="9"/>
          <table:covered-table-cell table:number-columns-repeated="2" table:style-name="ce86"/>
          <table:table-cell table:style-name="ce86" table:number-columns-repeated="996"/>
          <table:table-cell table:number-columns-repeated="4"/>
        </table:table-row>
        <table:table-row table:style-name="ro27">
          <table:table-cell table:style-name="ce87"/>
          <table:table-cell table:style-name="ce93" office:value-type="string">
            <text:p>Requerimiento del cliente o Contrato </text:p>
          </table:table-cell>
          <table:table-cell table:style-name="ce93" office:value-type="string">
            <text:p>Requerimiento </text:p>
            <text:p>Pruebas</text:p>
          </table:table-cell>
          <table:table-cell table:style-name="ce93" office:value-type="string">
            <text:p>Complejidad de Prueba</text:p>
          </table:table-cell>
          <table:table-cell table:style-name="ce93" office:value-type="string">
            <text:p>Regla de Negocio</text:p>
          </table:table-cell>
          <table:table-cell table:style-name="ce93" office:value-type="string">
            <text:p>Caso de Prueba</text:p>
          </table:table-cell>
          <table:table-cell table:style-name="ce93" office:value-type="string">
            <text:p>Interfaz a probar</text:p>
          </table:table-cell>
          <table:table-cell table:style-name="ce93" office:value-type="string">
            <text:p>Condición a ser Probada, Pregunta o Descripción corta</text:p>
          </table:table-cell>
          <table:table-cell table:style-name="ce93" office:value-type="string">
            <text:p>Precondiciones</text:p>
          </table:table-cell>
          <table:table-cell table:style-name="ce93" office:value-type="string">
            <text:p>Detalles de Ejecución</text:p>
          </table:table-cell>
          <table:table-cell table:style-name="ce93" office:value-type="string" table:number-columns-spanned="3" table:number-rows-spanned="1">
            <text:p>Datos de Pruebas</text:p>
          </table:table-cell>
          <table:covered-table-cell table:number-columns-repeated="2" table:style-name="ce129"/>
          <table:table-cell table:style-name="ce93" office:value-type="string">
            <text:p>HP</text:p>
          </table:table-cell>
          <table:table-cell table:style-name="ce93" office:value-type="string">
            <text:p>AUT</text:p>
          </table:table-cell>
          <table:table-cell table:style-name="ce93" office:value-type="string">
            <text:p>Resultados Esperados</text:p>
          </table:table-cell>
          <table:table-cell table:style-name="ce93" office:value-type="string" table:number-columns-spanned="6" table:number-rows-spanned="1">
            <text:p>¿Prueba Exitosa?</text:p>
          </table:table-cell>
          <table:covered-table-cell table:number-columns-repeated="5" table:style-name="ce129"/>
          <table:table-cell table:style-name="ce93" office:value-type="string">
            <text:p>Validación</text:p>
          </table:table-cell>
          <table:table-cell table:style-name="ce93" office:value-type="string">
            <text:p>Comentarios</text:p>
          </table:table-cell>
          <table:table-cell table:style-name="ce136"/>
          <table:table-cell table:style-name="ce87" table:number-columns-repeated="995"/>
          <table:table-cell table:number-columns-repeated="4"/>
        </table:table-row>
        <table:table-row table:style-name="ro7">
          <table:table-cell/>
          <table:table-cell table:style-name="ce94" table:number-columns-repeated="4"/>
          <table:table-cell table:style-name="ce94" office:value-type="string">
            <text:p><text:s/></text:p>
          </table:table-cell>
          <table:table-cell table:style-name="ce94" table:number-columns-repeated="4"/>
          <table:table-cell table:style-name="ce126" office:value-type="string">
            <text:p>Ciclo 1</text:p>
          </table:table-cell>
          <table:table-cell table:style-name="ce126" office:value-type="string">
            <text:p>Ciclo 2</text:p>
          </table:table-cell>
          <table:table-cell table:style-name="ce126" office:value-type="string">
            <text:p>Ciclo 3</text:p>
          </table:table-cell>
          <table:table-cell table:style-name="ce94" table:number-columns-repeated="3"/>
          <table:table-cell table:style-name="ce126" office:value-type="string">
            <text:p>Ciclo 1 </text:p>
          </table:table-cell>
          <table:table-cell table:style-name="ce126" office:value-type="string">
            <text:p>ID Incidencia</text:p>
          </table:table-cell>
          <table:table-cell table:style-name="ce126" office:value-type="string">
            <text:p>Ciclo 2 </text:p>
          </table:table-cell>
          <table:table-cell table:style-name="ce126" office:value-type="string">
            <text:p>ID Incidencia</text:p>
          </table:table-cell>
          <table:table-cell table:style-name="ce126" office:value-type="string">
            <text:p>Ciclo 3</text:p>
          </table:table-cell>
          <table:table-cell table:style-name="ce126" office:value-type="string">
            <text:p>ID Incidencia</text:p>
          </table:table-cell>
          <table:table-cell table:style-name="ce126"/>
          <table:table-cell table:style-name="ce131"/>
          <table:table-cell table:style-name="ce137"/>
          <table:table-cell table:number-columns-repeated="999"/>
        </table:table-row>
        <table:table-row table:style-name="ro28">
          <table:table-cell/>
          <table:table-cell table:style-name="ce95" office:value-type="string">
            <text:p>1.-GNCREARTABLATMP</text:p>
          </table:table-cell>
          <table:table-cell table:style-name="ce102" office:value-type="string">
            <text:p>no marque error al ejecutar la funcion GNCREARTABLATMP</text:p>
          </table:table-cell>
          <table:table-cell table:style-name="ce102" table:content-validation-name="val1" office:value-type="string">
            <text:p>1. Alta.</text:p>
          </table:table-cell>
          <table:table-cell table:style-name="ce105" office:value-type="string">
            <text:p>na</text:p>
          </table:table-cell>
          <table:table-cell table:style-name="ce110" office:value-type="string">
            <text:p>cp-01-01</text:p>
          </table:table-cell>
          <table:table-cell table:style-name="ce112" office:value-type="string">
            <text:p>cancelacion de seguro club</text:p>
          </table:table-cell>
          <table:table-cell table:style-name="ce115" office:value-type="string">
            <text:p>al cancelar un seguro no marque el error 6229</text:p>
          </table:table-cell>
          <table:table-cell table:style-name="ce119" office:value-type="string">
            <text:p>1.-poder entrar al sietema</text:p>
            <text:p>2.-tener un seguro club</text:p>
          </table:table-cell>
          <table:table-cell table:style-name="ce122" office:value-type="string">
            <text:p>1.-entrar al sistema de cajas y clientes nuevos opcion cancelacion de seguro club</text:p>
            <text:p>2.-poner a un cleinet que tenga seguro de protecion y adicional</text:p>
            <text:p>3.-cancelar el seguro (el seguro no tiene que estar activo)</text:p>
          </table:table-cell>
          <table:table-cell table:style-name="ce122" office:value-type="string">
            <text:p>1.-</text:p>
            <text:p>2.-</text:p>
            <text:p>3.-</text:p>
          </table:table-cell>
          <table:table-cell table:style-name="ce130" table:number-columns-repeated="2"/>
          <table:table-cell table:style-name="ce103" office:value-type="string">
            <text:p>x</text:p>
          </table:table-cell>
          <table:table-cell table:style-name="ce103"/>
          <table:table-cell table:style-name="ce115" office:value-type="string">
            <text:p>al cancelar un seguro no marque el error 6229</text:p>
          </table:table-cell>
          <table:table-cell table:style-name="ce103" table:content-validation-name="val2"/>
          <table:table-cell table:style-name="ce103"/>
          <table:table-cell table:style-name="ce103" table:content-validation-name="val2"/>
          <table:table-cell table:style-name="ce103"/>
          <table:table-cell table:style-name="ce103" table:content-validation-name="val2"/>
          <table:table-cell table:style-name="ce103"/>
          <table:table-cell table:style-name="ce102" office:value-type="string">
            <text:p>sistema cajas y clientes nuevos</text:p>
          </table:table-cell>
          <table:table-cell table:style-name="ce132"/>
          <table:table-cell table:style-name="ce137"/>
          <table:table-cell table:number-columns-repeated="999"/>
        </table:table-row>
        <table:table-row table:style-name="ro7">
          <table:table-cell/>
          <table:table-cell table:style-name="ce96"/>
          <table:table-cell table:style-name="ce103"/>
          <table:table-cell table:style-name="ce103" table:content-validation-name="val1"/>
          <table:table-cell table:style-name="ce106"/>
          <table:table-cell table:style-name="ce110"/>
          <table:table-cell table:style-name="ce113"/>
          <table:table-cell table:style-name="ce116"/>
          <table:table-cell table:style-name="ce103"/>
          <table:table-cell table:style-name="ce113" table:number-columns-repeated="4"/>
          <table:table-cell table:style-name="ce103" table:number-columns-repeated="3"/>
          <table:table-cell table:style-name="ce103" table:content-validation-name="val2"/>
          <table:table-cell table:style-name="ce103"/>
          <table:table-cell table:style-name="ce103" table:content-validation-name="val2"/>
          <table:table-cell table:style-name="ce103"/>
          <table:table-cell table:style-name="ce103" table:content-validation-name="val2"/>
          <table:table-cell table:style-name="ce103" table:number-columns-repeated="2"/>
          <table:table-cell table:style-name="ce133"/>
          <table:table-cell table:style-name="ce137"/>
          <table:table-cell table:number-columns-repeated="999"/>
        </table:table-row>
        <table:table-row table:style-name="ro29">
          <table:table-cell/>
          <table:table-cell table:style-name="ce96"/>
          <table:table-cell table:style-name="ce103"/>
          <table:table-cell table:style-name="ce103" table:content-validation-name="val1"/>
          <table:table-cell table:style-name="ce106"/>
          <table:table-cell table:style-name="ce110"/>
          <table:table-cell table:style-name="ce114"/>
          <table:table-cell table:style-name="ce116"/>
          <table:table-cell table:style-name="ce120" table:number-columns-repeated="8"/>
          <table:table-cell table:style-name="ce103" table:content-validation-name="val2"/>
          <table:table-cell table:style-name="ce120"/>
          <table:table-cell table:style-name="ce103" table:content-validation-name="val2"/>
          <table:table-cell table:style-name="ce120"/>
          <table:table-cell table:style-name="ce103" table:content-validation-name="val2"/>
          <table:table-cell table:style-name="ce120" table:number-columns-repeated="2"/>
          <table:table-cell table:style-name="ce133"/>
          <table:table-cell table:style-name="ce137"/>
          <table:table-cell table:number-columns-repeated="999"/>
        </table:table-row>
        <table:table-row table:style-name="ro1">
          <table:table-cell/>
          <table:table-cell table:style-name="ce97" table:number-columns-repeated="9"/>
          <table:table-cell table:style-name="ce127" table:number-columns-repeated="2"/>
          <table:table-cell table:style-name="ce97"/>
          <table:table-cell table:style-name="ce127" table:number-columns-repeated="9"/>
          <table:table-cell table:style-name="ce97" table:number-columns-repeated="2"/>
          <table:table-cell table:number-columns-repeated="100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z_de_Pruebas" table:style-name="ta2">
        <office:forms form:automatic-focus="false" form:apply-design-mode="false"/>
        <table:table-column table:style-name="co39" table:default-cell-style-name="ce138"/>
        <table:table-column table:style-name="co44" table:default-cell-style-name="ce138"/>
        <table:table-column table:style-name="co45" table:default-cell-style-name="ce138"/>
        <table:table-column table:style-name="co46" table:default-cell-style-name="ce138"/>
        <table:table-column table:style-name="co47" table:default-cell-style-name="ce138"/>
        <table:table-column table:style-name="co48" table:default-cell-style-name="ce138"/>
        <table:table-column table:style-name="co49" table:default-cell-style-name="ce138"/>
        <table:table-column table:style-name="co47" table:default-cell-style-name="ce138"/>
        <table:table-column table:style-name="co52" table:default-cell-style-name="ce138"/>
        <table:table-column table:style-name="co49" table:default-cell-style-name="ce138"/>
        <table:table-column table:style-name="co53" table:default-cell-style-name="ce138"/>
        <table:table-column table:style-name="co54" table:default-cell-style-name="ce138"/>
        <table:table-column table:style-name="co55" table:default-cell-style-name="ce138"/>
        <table:table-column table:style-name="co53" table:number-columns-repeated="12" table:default-cell-style-name="ce138"/>
        <table:table-column table:style-name="co38" table:number-columns-repeated="236" table:default-cell-style-name="ce138"/>
        <table:table-column table:style-name="co38" table:number-columns-repeated="763" table:default-cell-style-name="Default"/>
        <table:table-row table:style-name="ro30">
          <table:table-cell/>
          <table:table-cell table:style-name="ce140"/>
          <table:table-cell table:style-name="ce156" table:number-columns-repeated="3"/>
          <table:table-cell table:number-columns-repeated="1019"/>
        </table:table-row>
        <table:table-row table:style-name="ro12">
          <table:table-cell table:style-name="ce139"/>
          <table:table-cell table:style-name="ce141"/>
          <table:table-cell table:style-name="ce157" table:number-columns-repeated="2"/>
          <table:table-cell table:style-name="ce196" table:number-columns-repeated="6"/>
          <table:table-cell table:style-name="ce200" table:number-columns-repeated="2"/>
          <table:table-cell table:style-name="ce141" table:number-columns-repeated="14"/>
          <table:table-cell table:style-name="ce139" table:number-columns-repeated="998"/>
        </table:table-row>
        <table:table-row table:style-name="ro12">
          <table:table-cell office:value-type="string">
            <text:p><text:s/></text:p>
          </table:table-cell>
          <table:table-cell table:style-name="ce142"/>
          <table:table-cell table:style-name="ce158" table:number-columns-repeated="8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3">
          <table:table-cell/>
          <table:table-cell table:style-name="ce143" office:value-type="string">
            <text:p>MP-Alta de clientes</text:p>
          </table:table-cell>
          <table:table-cell table:style-name="ce159"/>
          <table:table-cell table:style-name="ce193"/>
          <table:table-cell table:style-name="ce197"/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3">
          <table:table-cell/>
          <table:table-cell table:style-name="ce143"/>
          <table:table-cell table:style-name="ce159"/>
          <table:table-cell table:style-name="ce193"/>
          <table:table-cell table:style-name="ce197"/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4" office:value-type="string">
            <text:p>Estatus</text:p>
          </table:table-cell>
          <table:table-cell table:style-name="ce144" office:value-type="string">
            <text:p>Ciclo 1</text:p>
          </table:table-cell>
          <table:table-cell table:style-name="ce144" office:value-type="string">
            <text:p>Ciclo 2</text:p>
          </table:table-cell>
          <table:table-cell table:style-name="ce144" office:value-type="string">
            <text:p>Ciclo 3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5" office:value-type="string">
            <text:p>Sin Error (OK)</text:p>
          </table:table-cell>
          <table:table-cell table:style-name="ce160" table:formula="of:=COUNTIF([$Matriz_de_Pruebas.C24:.J24];&quot;OK&quot;)" office:value-type="float" office:value="0">
            <text:p>0</text:p>
          </table:table-cell>
          <table:table-cell table:style-name="ce161" table:formula="of:=COUNTIF([$Matriz_de_Pruebas.C26:.J26];&quot;OK&quot;)" office:value-type="float" office:value="0">
            <text:p>0</text:p>
          </table:table-cell>
          <table:table-cell table:style-name="ce161" table:formula="of:=COUNTIF([$Matriz_de_Pruebas.C28:.J28];&quot;OK&quot;)" office:value-type="float" office:value="0">
            <text:p>0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5" office:value-type="string">
            <text:p>Probado Con Error (Error)</text:p>
          </table:table-cell>
          <table:table-cell table:style-name="ce160" table:formula="of:=COUNTIF([$Matriz_de_Pruebas.C24:.J24];&quot;Error&quot;)" office:value-type="float" office:value="0">
            <text:p>0</text:p>
          </table:table-cell>
          <table:table-cell table:style-name="ce161" table:formula="of:=COUNTIF([$Matriz_de_Pruebas.C26:.J26];&quot;Error&quot;)" office:value-type="float" office:value="0">
            <text:p>0</text:p>
          </table:table-cell>
          <table:table-cell table:style-name="ce161" table:formula="of:=COUNTIF([$Matriz_de_Pruebas.C28:.J28];&quot;Error&quot;)" office:value-type="float" office:value="0">
            <text:p>0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5" office:value-type="string">
            <text:p>No Probado (NP)</text:p>
          </table:table-cell>
          <table:table-cell table:style-name="ce161" table:formula="of:=COUNTIF([$Matriz_de_Pruebas.C24:.J24];&quot;NP&quot;)" office:value-type="float" office:value="0">
            <text:p>0</text:p>
          </table:table-cell>
          <table:table-cell table:style-name="ce161" table:formula="of:=COUNTIF([$Matriz_de_Pruebas.C26:.J26];&quot;NP&quot;)" office:value-type="float" office:value="0">
            <text:p>0</text:p>
          </table:table-cell>
          <table:table-cell table:style-name="ce161" table:formula="of:=COUNTIF([$Matriz_de_Pruebas.C28:.J28];&quot;NP&quot;)" office:value-type="float" office:value="0">
            <text:p>0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5" office:value-type="string">
            <text:p>No Aplica (NA)</text:p>
          </table:table-cell>
          <table:table-cell table:style-name="ce160" table:formula="of:=COUNTIF([$Matriz_de_Pruebas.C24:.J24];&quot;NA&quot;)" office:value-type="float" office:value="0">
            <text:p>0</text:p>
          </table:table-cell>
          <table:table-cell table:style-name="ce161" table:formula="of:=COUNTIF([$Matriz_de_Pruebas.C26:.J26];&quot;NA&quot;)" office:value-type="float" office:value="0">
            <text:p>0</text:p>
          </table:table-cell>
          <table:table-cell table:style-name="ce161" table:formula="of:=COUNTIF([$Matriz_de_Pruebas.C28:.J28];&quot;NA&quot;)" office:value-type="float" office:value="0">
            <text:p>0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6" office:value-type="string">
            <text:p>Total:</text:p>
          </table:table-cell>
          <table:table-cell table:style-name="ce162" table:formula="of:=SUM([.C7:.C10])" office:value-type="float" office:value="0">
            <text:p>0</text:p>
          </table:table-cell>
          <table:table-cell table:style-name="ce162" table:formula="of:=SUM([.D7:.D10])" office:value-type="float" office:value="0">
            <text:p>0</text:p>
          </table:table-cell>
          <table:table-cell table:style-name="ce162" table:formula="of:=SUM([.E7:.E10])" office:value-type="float" office:value="0">
            <text:p>0</text:p>
          </table:table-cell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3">
          <table:table-cell/>
          <table:table-cell table:style-name="ce143"/>
          <table:table-cell table:style-name="ce159"/>
          <table:table-cell table:style-name="ce193"/>
          <table:table-cell table:style-name="ce197"/>
          <table:table-cell table:style-name="ce199" table:number-columns-repeated="5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47" office:value-type="string" table:number-columns-spanned="1" table:number-rows-spanned="2">
            <text:p>Variantes</text:p>
          </table:table-cell>
          <table:table-cell table:style-name="ce147" office:value-type="string" table:number-columns-spanned="4" table:number-rows-spanned="1">
            <text:p>Valores</text:p>
          </table:table-cell>
          <table:covered-table-cell table:number-columns-repeated="3" table:style-name="ce147"/>
          <table:table-cell table:style-name="ce147" table:number-columns-repeated="4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31">
          <table:table-cell/>
          <table:covered-table-cell table:style-name="ce147"/>
          <table:table-cell table:style-name="ce163" office:value-type="string">
            <text:p>Valor 1</text:p>
          </table:table-cell>
          <table:table-cell table:style-name="ce194" office:value-type="string">
            <text:p>Valor 2</text:p>
          </table:table-cell>
          <table:table-cell table:style-name="ce194" office:value-type="string">
            <text:p>Valor 3</text:p>
          </table:table-cell>
          <table:table-cell table:style-name="ce194" office:value-type="string">
            <text:p>Valor 4</text:p>
          </table:table-cell>
          <table:table-cell table:style-name="ce194" office:value-type="string">
            <text:p>Valor 5</text:p>
          </table:table-cell>
          <table:table-cell table:style-name="ce194" office:value-type="string">
            <text:p>Valor 6</text:p>
          </table:table-cell>
          <table:table-cell table:style-name="ce194" office:value-type="string">
            <text:p>Valor 7</text:p>
          </table:table-cell>
          <table:table-cell table:style-name="ce194" office:value-type="string">
            <text:p>Valor 8</text:p>
          </table:table-cell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31">
          <table:table-cell/>
          <table:table-cell table:style-name="ce148" table:content-validation-name="val3" office:value-type="string">
            <text:p>cliente con seguro club</text:p>
          </table:table-cell>
          <table:table-cell table:style-name="ce164" office:value-type="float" office:value="300418884">
            <text:p>300418884</text:p>
          </table:table-cell>
          <table:table-cell table:style-name="ce165" table:number-columns-repeated="7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31">
          <table:table-cell/>
          <table:table-cell table:style-name="ce149" office:value-type="string">
            <text:p>cliente sin seguro</text:p>
          </table:table-cell>
          <table:table-cell table:style-name="ce165"/>
          <table:table-cell table:style-name="ce164" office:value-type="float" office:value="1025696">
            <text:p>1025696</text:p>
          </table:table-cell>
          <table:table-cell table:style-name="ce165" table:number-columns-repeated="6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 table:number-rows-repeated="2">
          <table:table-cell/>
          <table:table-cell table:style-name="ce149"/>
          <table:table-cell table:style-name="ce165" table:number-columns-repeated="8"/>
          <table:table-cell table:style-name="ce201" table:number-columns-repeated="16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0"/>
          <table:table-cell table:style-name="ce165" table:number-columns-repeated="8"/>
          <table:table-cell table:style-name="ce202" table:number-columns-repeated="15"/>
          <table:table-cell table:style-name="ce142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0"/>
          <table:table-cell table:style-name="ce164" table:number-columns-repeated="3"/>
          <table:table-cell table:style-name="ce165" table:number-columns-repeated="5"/>
          <table:table-cell table:style-name="ce202" table:number-columns-repeated="15"/>
          <table:table-cell table:style-name="ce142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0"/>
          <table:table-cell table:style-name="ce166" table:number-columns-repeated="3"/>
          <table:table-cell table:style-name="ce165" table:number-columns-repeated="5"/>
          <table:table-cell table:style-name="ce202" table:number-columns-repeated="15"/>
          <table:table-cell table:style-name="ce142"/>
          <table:table-cell table:style-name="ce209" table:number-columns-repeated="12"/>
          <table:table-cell table:number-columns-repeated="986"/>
        </table:table-row>
        <table:table-row table:style-name="ro30">
          <table:table-cell/>
          <table:table-cell table:style-name="ce151" office:value-type="string">
            <text:p>Resultado Esperado</text:p>
          </table:table-cell>
          <table:table-cell table:style-name="ce167" office:value-type="string">
            <text:p>permita cancelar el seguro</text:p>
          </table:table-cell>
          <table:table-cell table:style-name="ce167" office:value-type="string">
            <text:p>no cancelar</text:p>
          </table:table-cell>
          <table:table-cell table:style-name="ce167"/>
          <table:table-cell table:style-name="ce165" table:number-columns-repeated="5"/>
          <table:table-cell table:style-name="ce202" table:number-columns-repeated="15"/>
          <table:table-cell table:style-name="ce142"/>
          <table:table-cell table:style-name="ce209" table:number-columns-repeated="12"/>
          <table:table-cell table:number-columns-repeated="986"/>
        </table:table-row>
        <table:table-row table:style-name="ro31">
          <table:table-cell/>
          <table:table-cell table:style-name="ce151" office:value-type="string">
            <text:p>Resultado Obtenido</text:p>
          </table:table-cell>
          <table:table-cell table:style-name="ce106" table:number-columns-repeated="3"/>
          <table:table-cell table:style-name="ce165" table:number-columns-repeated="5"/>
          <table:table-cell table:style-name="ce202" table:number-columns-repeated="15"/>
          <table:table-cell table:style-name="ce142"/>
          <table:table-cell table:style-name="ce209" table:number-columns-repeated="12"/>
          <table:table-cell table:number-columns-repeated="986"/>
        </table:table-row>
        <table:table-row table:style-name="ro31">
          <table:table-cell/>
          <table:table-cell table:style-name="ce152" office:value-type="string">
            <text:p>Estatus Ciclo 1</text:p>
          </table:table-cell>
          <table:table-cell table:style-name="ce168" table:content-validation-name="val4" table:number-columns-repeated="8"/>
          <table:table-cell table:style-name="ce203" table:number-columns-repeated="15"/>
          <table:table-cell table:style-name="ce207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3" office:value-type="string">
            <text:p>ID Mantis</text:p>
          </table:table-cell>
          <table:table-cell table:style-name="ce169" table:number-columns-repeated="2"/>
          <table:table-cell table:style-name="ce198"/>
          <table:table-cell table:style-name="ce169"/>
          <table:table-cell table:style-name="ce198"/>
          <table:table-cell table:style-name="ce169" table:number-columns-repeated="3"/>
          <table:table-cell table:style-name="ce204" table:number-columns-repeated="15"/>
          <table:table-cell table:style-name="ce207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4" office:value-type="string">
            <text:p>Estatus Ciclo 2</text:p>
          </table:table-cell>
          <table:table-cell table:style-name="ce170" table:content-validation-name="val5" table:number-columns-repeated="8"/>
          <table:table-cell table:style-name="ce204" table:number-columns-repeated="15"/>
          <table:table-cell table:style-name="ce207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4" office:value-type="string">
            <text:p>ID Mantis</text:p>
          </table:table-cell>
          <table:table-cell table:style-name="ce189"/>
          <table:table-cell table:style-name="ce195"/>
          <table:table-cell table:style-name="ce189" table:number-columns-repeated="6"/>
          <table:table-cell table:style-name="ce204" table:number-columns-repeated="15"/>
          <table:table-cell table:style-name="ce207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5" office:value-type="string">
            <text:p>Estatus Ciclo 3</text:p>
          </table:table-cell>
          <table:table-cell table:style-name="ce190" table:content-validation-name="val6" table:number-columns-repeated="8"/>
          <table:table-cell table:style-name="ce204" table:number-columns-repeated="15"/>
          <table:table-cell table:style-name="ce207"/>
          <table:table-cell table:style-name="ce209" table:number-columns-repeated="12"/>
          <table:table-cell table:number-columns-repeated="986"/>
        </table:table-row>
        <table:table-row table:style-name="ro12">
          <table:table-cell/>
          <table:table-cell table:style-name="ce155" office:value-type="string">
            <text:p>ID Mantis</text:p>
          </table:table-cell>
          <table:table-cell table:style-name="ce191" table:number-columns-repeated="8"/>
          <table:table-cell table:style-name="ce205" table:number-columns-repeated="15"/>
          <table:table-cell table:style-name="ce208"/>
          <table:table-cell table:number-columns-repeated="998"/>
        </table:table-row>
        <table:table-row table:style-name="ro12" table:number-rows-repeated="123">
          <table:table-cell table:number-columns-repeated="2"/>
          <table:table-cell table:style-name="ce192" table:number-columns-repeated="8"/>
          <table:table-cell table:style-name="ce206" table:number-columns-repeated="15"/>
          <table:table-cell table:number-columns-repeated="999"/>
        </table:table-row>
        <table:table-row table:style-name="ro12">
          <table:table-cell table:number-columns-repeated="10"/>
          <table:table-cell table:style-name="ce206" table:number-columns-repeated="15"/>
          <table:table-cell table:number-columns-repeated="999"/>
        </table:table-row>
        <table:table-row table:style-name="ro12" table:number-rows-repeated="104842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Guía_de_Uso" table:style-name="ta4">
        <office:forms form:automatic-focus="false" form:apply-design-mode="false"/>
        <table:table-column table:style-name="co39" table:default-cell-style-name="ce171"/>
        <table:table-column table:style-name="co50" table:default-cell-style-name="ce171"/>
        <table:table-column table:style-name="co51" table:default-cell-style-name="ce171"/>
        <table:table-column table:style-name="co38" table:number-columns-repeated="1021" table:default-cell-style-name="ce171"/>
        <table:table-row table:style-name="ro1">
          <table:table-cell table:number-columns-repeated="1024"/>
        </table:table-row>
        <table:table-row table:style-name="ro6">
          <table:table-cell/>
          <table:table-cell table:style-name="ce172" office:value-type="string" table:number-columns-spanned="2" table:number-rows-spanned="1">
            <text:p>Guía del formato</text:p>
          </table:table-cell>
          <table:covered-table-cell table:style-name="ce173"/>
          <table:table-cell table:number-columns-repeated="1021"/>
        </table:table-row>
        <table:table-row table:style-name="ro1">
          <table:table-cell/>
          <table:table-cell table:style-name="ce173" table:number-columns-repeated="2"/>
          <table:table-cell table:number-columns-repeated="1021"/>
        </table:table-row>
        <table:table-row table:style-name="ro7">
          <table:table-cell/>
          <table:table-cell table:style-name="ce174" office:value-type="string">
            <text:p>Concepto</text:p>
          </table:table-cell>
          <table:table-cell table:style-name="ce174" office:value-type="string">
            <text:p>Descripción</text:p>
          </table:table-cell>
          <table:table-cell table:style-name="ce188"/>
          <table:table-cell table:number-columns-repeated="1020"/>
        </table:table-row>
        <table:table-row table:style-name="ro20">
          <table:table-cell/>
          <table:table-cell table:style-name="ce175" office:value-type="string">
            <text:p>Requerimiento del cliente o Contrato</text:p>
          </table:table-cell>
          <table:table-cell table:style-name="ce179" office:value-type="string">
            <text:p>Se especifica el nombre del requerimiento del cliente, ya sea un RQM de Banco, una Sa, un Correo del cliente, Caso del foro o bien el Contrato que genera el analista de requerimientos Coppel.</text:p>
          </table:table-cell>
          <table:table-cell table:style-name="ce188"/>
          <table:table-cell table:number-columns-repeated="1020"/>
        </table:table-row>
        <table:table-row table:style-name="ro21">
          <table:table-cell/>
          <table:table-cell table:style-name="ce175" office:value-type="string">
            <text:p>Requerimiento de pruebas</text:p>
          </table:table-cell>
          <table:table-cell table:style-name="ce180" office:value-type="string">
            <text:p>Identificador del requerimiento de prueba al que corresponden los requerimientos de prueba. Es lo que el cliente esta solicitando como funcionalidad y que es requerida probarse.</text:p>
            <text:p>Nombrado de Requerimiento de Prueba: </text:p>
            <text:p/>
            <text:p><text:span text:style-name="T2">RP-TipoFuncionalidad-ID-Funcionalidadaprobar.</text:span></text:p>
            <text:p/>
            <text:p>RP-FNC-01-SolicitudDeCredito</text:p>
            <text:p/>
            <text:p>Tipos de Funcionalidad de Pruebas:</text:p>
            <text:p/>
            <text:p><text:span text:style-name="T2">FNC</text:span>:<text:span text:style-name="T3">Funcional</text:span>(Se refiere a la funcionalidad que se esta solicitando y que se requiere tenga el sistema).</text:p>
            <text:p/>
            <text:p><text:span text:style-name="T2">L&amp;F</text:span>: <text:span text:style-name="T3">Look&amp;Feel </text:span>(Se refiere a lo que se probara a nivel de interfaz como tamaño de letra, color de fondo, alineaciones..., segun lo solicite el cliente en su requerimiento o contrato, aun si no lo solicita se debe revisar que el diseño tenga el visto bueno del usuario para evitar regresiones o cambios posteriores solo por este motivo).</text:p>
            <text:p/>
            <text:p><text:span text:style-name="T2">NAV</text:span>:<text:span text:style-name="T3"> Navegación</text:span>(Se refiere el como el usuario se desplaza entre los distintos controles del sistema, que debe de estar de acuerdo a lo que se revisara y es solicitado por el cliente, aun si no lo solicita se debe de revisar cual es el orden correcto de desplazamiento y revisar bajo esa base).</text:p>
            <text:p/>
            <text:p><text:span text:style-name="T2">RNF</text:span>: <text:span text:style-name="T3">No funcional </text:span>(Se refiere a una característica ya sea del sistema, del proyecto o del servicio de soporte, que nos es requerida junto con la especificación del sistema, no se satisface añadiendo código, sino cumpliendo con esta como si de una restricción se tratara).</text:p>
            <text:p><text:span text:style-name="T2"/></text:p>
            <text:p><text:span text:style-name="T2">Nota: </text:span>Para Coppel los tipos de funcionalidad que aplicaran es FNC y RNF de acuerdo al contrato correspondiente.</text:p>
          </table:table-cell>
          <table:table-cell table:style-name="ce188"/>
          <table:table-cell table:number-columns-repeated="1020"/>
        </table:table-row>
        <table:table-row table:style-name="ro22">
          <table:table-cell/>
          <table:table-cell table:style-name="ce175" office:value-type="string">
            <text:p>Complejidad de la Prueba</text:p>
          </table:table-cell>
          <table:table-cell table:style-name="ce181" office:value-type="string">
            <text:p>Se determina si la complejidad para poder probar el requerimiento de pruebas es Alto o Bajo:</text:p>
            <text:p><text:span text:style-name="T4"/></text:p>
            <text:p><text:span text:style-name="T4">1. Criterios para Considerarlo Alto:</text:span></text:p>
            <text:p><text:span text:style-name="T5"/></text:p>
            <text:p><text:span text:style-name="T5">**Las pruebas tienen complejidad técnica. [e.g. verificar tiempos de respuesta, concurrencia].</text:span></text:p>
            <text:p><text:span text:style-name="T5">**Es difícil de probar.</text:span></text:p>
            <text:p><text:span text:style-name="T5">**Hay que invertir mucho tiempo para ejecutar la prueba.</text:span></text:p>
            <text:p><text:span text:style-name="T5">**Es un requerimiento que cambia constantemente.</text:span></text:p>
            <text:p><text:span text:style-name="T5"/></text:p>
            <text:p><text:span text:style-name="T4">2. Criterios para Considerarlo Bajo:</text:span></text:p>
            <text:p><text:span text:style-name="T5"/></text:p>
            <text:p><text:span text:style-name="T5">**No ofrece dificultad para probar.</text:span>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Regla de Negocio</text:p>
          </table:table-cell>
          <table:table-cell table:style-name="ce179" office:value-type="string">
            <text:p>Se especifica la regla de Negocio con la que cumple el requerimiento de pruebas.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Interfaz a probar</text:p>
          </table:table-cell>
          <table:table-cell table:style-name="ce182" office:value-type="string">
            <text:p>Nombre de la interfaz a la cual se hace referencia ese caso de prueba.</text:p>
          </table:table-cell>
          <table:table-cell table:style-name="ce188"/>
          <table:table-cell table:number-columns-repeated="1020"/>
        </table:table-row>
        <table:table-row table:style-name="ro23">
          <table:table-cell/>
          <table:table-cell table:style-name="ce175" office:value-type="string">
            <text:p>Condición a ser Probada, Pregunta o Descripción corta</text:p>
          </table:table-cell>
          <table:table-cell table:style-name="ce182" office:value-type="string">
            <text:p>Describir la funcionalidad especifica que será probada.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Precondición</text:p>
          </table:table-cell>
          <table:table-cell table:style-name="ce183" office:value-type="string">
            <text:p>Se debe describir los prerrequisitos necesarios para probar el caso de prueba.</text:p>
          </table:table-cell>
          <table:table-cell table:style-name="ce188"/>
          <table:table-cell table:number-columns-repeated="1020"/>
        </table:table-row>
        <table:table-row table:style-name="ro20">
          <table:table-cell/>
          <table:table-cell table:style-name="ce175" office:value-type="string">
            <text:p>Detalles de Ejecución</text:p>
          </table:table-cell>
          <table:table-cell table:style-name="ce182" office:value-type="string">
            <text:p>Pasos a seguir para completar el caso de prueba. Se debe evitar olvidar algun paso, nombrar campos que están cambiando constantemente y que pueden dejar de existir.</text:p>
          </table:table-cell>
          <table:table-cell table:style-name="ce188"/>
          <table:table-cell table:number-columns-repeated="1020"/>
        </table:table-row>
        <table:table-row table:style-name="ro20">
          <table:table-cell/>
          <table:table-cell table:style-name="ce175" office:value-type="string">
            <text:p>Datos de prueba</text:p>
          </table:table-cell>
          <table:table-cell table:style-name="ce182" office:value-type="string">
            <text:p>Se debe indicar los casos de prueba con los que se ejecutará el caso de prueba. Tambien se puede indicar la referencia a las matrices de prueba que contienen los datos que son utilizados en cada uno de los ciclos. 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6" office:value-type="string">
            <text:p>Ciclos</text:p>
          </table:table-cell>
          <table:table-cell table:style-name="ce182" office:value-type="string">
            <text:p>Representa el ciclo que esta en ejecución. 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Happy Path (HP)</text:p>
          </table:table-cell>
          <table:table-cell table:style-name="ce182" office:value-type="string">
            <text:p>Se indica si el caso de prueba corresponde a un happy path (Flujo principal de la aplicación).</text:p>
          </table:table-cell>
          <table:table-cell table:style-name="ce188"/>
          <table:table-cell table:number-columns-repeated="1020"/>
        </table:table-row>
        <table:table-row table:style-name="ro23">
          <table:table-cell/>
          <table:table-cell table:style-name="ce175" office:value-type="string">
            <text:p>Automatización (AUT)</text:p>
          </table:table-cell>
          <table:table-cell table:style-name="ce184" office:value-type="string">
            <text:p>Se indica si el caso de prueba será o no automatizado, y si es asi se hace referencia al nombre del script al cual corresponde. Para identificar los caso de prueba a ser automatizados. Se debe de considerar aquellos que corresponden al happy path de la aplicación. Aquellos que se repitan inumerablaes veces.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Resultados Esperados</text:p>
          </table:table-cell>
          <table:table-cell table:style-name="ce182" office:value-type="string">
            <text:p>Se indica el resultado que se espera de la aplicación al concluir los pasos de la ejecuccion.</text:p>
          </table:table-cell>
          <table:table-cell table:style-name="ce188"/>
          <table:table-cell table:number-columns-repeated="1020"/>
        </table:table-row>
        <table:table-row table:style-name="ro24">
          <table:table-cell/>
          <table:table-cell table:style-name="ce175" office:value-type="string">
            <text:p>¿Prueba Exitosa?</text:p>
          </table:table-cell>
          <table:table-cell table:style-name="ce182" office:value-type="string">
            <text:p>Se indica el resultado que se obtiene de la aplicación al concluir los pasos de la ejecucción. </text:p>
            <text:p>S= El resultado fué satistactorio</text:p>
            <text:p>F=El resultado fué fallido.</text:p>
            <text:p>N/A= No fué necesario probar el caso de pruebas.</text:p>
            <text:p>N/P= El caso de pruebas no se probó porque así fué solicitado.</text:p>
            <text:p/>
            <text:p>Si F, describa la falla en la herramienta de errores o en una plantilla</text:p>
          </table:table-cell>
          <table:table-cell table:style-name="ce188"/>
          <table:table-cell table:number-columns-repeated="1020"/>
        </table:table-row>
        <table:table-row table:style-name="ro20">
          <table:table-cell/>
          <table:table-cell table:style-name="ce175" office:value-type="string">
            <text:p>Validación</text:p>
          </table:table-cell>
          <table:table-cell table:style-name="ce182" office:value-type="string">
            <text:p>Se indica en que parte se validaran los resultados obtenidos, puede ser una interfaz o a nivel de Base de datos u otro medio para validar la integridad de la información.</text:p>
          </table:table-cell>
          <table:table-cell table:style-name="ce188"/>
          <table:table-cell table:number-columns-repeated="1020"/>
        </table:table-row>
        <table:table-row table:style-name="ro7">
          <table:table-cell/>
          <table:table-cell table:style-name="ce175" office:value-type="string">
            <text:p>Comentarios</text:p>
          </table:table-cell>
          <table:table-cell table:style-name="ce185" office:value-type="string">
            <text:p>Comentarios, dudas u observaciones acerca de los casos de prueba.</text:p>
          </table:table-cell>
          <table:table-cell table:style-name="ce188"/>
          <table:table-cell table:number-columns-repeated="1020"/>
        </table:table-row>
        <table:table-row table:style-name="ro20">
          <table:table-cell/>
          <table:table-cell table:style-name="ce177" office:value-type="string" table:number-columns-spanned="1" table:number-rows-spanned="3">
            <text:p>Colores en Identificador del Caso de Prueba</text:p>
          </table:table-cell>
          <table:table-cell table:style-name="ce186" office:value-type="string">
            <text:p><text:span text:style-name="T6">Fondo Amarillo:</text:span><text:span text:style-name="T7"> </text:span>Significa que es un caso de prueba que ya existia y se requiere ejecutar en el presente ciclo de pruebas.</text:p>
          </table:table-cell>
          <table:table-cell table:number-columns-repeated="1021"/>
        </table:table-row>
        <table:table-row table:style-name="ro20">
          <table:table-cell/>
          <table:covered-table-cell table:style-name="ce178"/>
          <table:table-cell table:style-name="ce187" office:value-type="string">
            <text:p>Fondo Verde: Significa que es un caso de prueba nuevo y por consecuencia se requiere ejecutarse en el presente ciclo de pruebas.</text:p>
          </table:table-cell>
          <table:table-cell table:number-columns-repeated="1021"/>
        </table:table-row>
        <table:table-row table:style-name="ro7">
          <table:table-cell/>
          <table:covered-table-cell table:style-name="ce178"/>
          <table:table-cell table:style-name="ce185" office:value-type="string">
            <text:p>Fondo Blanco: Significa que es un caso de prueba que esta fuera del alcance de pruebas.</text:p>
          </table:table-cell>
          <table:table-cell table:number-columns-repeated="102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1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1_20_-_20_20_25_" style:display-name="Accent1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40_25_" style:display-name="Accent1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" style:family="table-cell" style:parent-style-name="Default" style:data-style-name="N0">
      <style:table-cell-properties fo:background-color="#99336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_20_-_20_20_25_" style:display-name="Accent2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40_25_" style:display-name="Accent2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_20_-_20_20_25_" style:display-name="Accent3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40_25_" style:display-name="Accent3 - 40%" style:family="table-cell" style:parent-style-name="Default" style:data-style-name="N0">
      <style:table-cell-properties fo:background-color="#cc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_20_-_20_20_25_" style:display-name="Accent4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40_25_" style:display-name="Accent4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_20_-_20_20_25_" style:display-name="Accent5 - 20%" style:family="table-cell" style:parent-style-name="Default" style:data-style-name="N0">
      <style:table-cell-properties fo:background-color="#ccff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40_25_" style:display-name="Accent5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_20_-_20_20_25_" style:display-name="Accent6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40_25_" style:display-name="Accent6 - 40%" style:family="table-cell" style:parent-style-name="Default" style:data-style-name="N0">
      <style:table-cell-properties fo:background-color="#ffcc99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 style:font-name="Calibri" fo:font-size="11pt" style:font-name-asian="Calibri" style:font-size-asian="11pt" style:font-name-complex="Calibri" style:font-size-complex="11pt"/>
    </style:style>
    <style:style style:name="Bad" style:family="table-cell" style:parent-style-name="Default" style:data-style-name="N0">
      <style:table-cell-properties fo:background-color="#ff99cc"/>
      <style:text-properties fo:color="#800000" style:font-name="Calibri" fo:font-size="11pt" style:font-name-asian="Calibri" style:font-size-asian="11pt" style:font-name-complex="Calibri" style:font-size-complex="11pt"/>
    </style:style>
    <style:style style:name="Calculation" style:family="table-cell" style:parent-style-name="Default" style:data-style-name="N0">
      <style:table-cell-properties fo:background-color="#ffffff" fo:border="0.06pt solid #808080"/>
      <style:text-properties fo:color="#ff66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0.06pt double #333333" style:border-line-width="0.002cm 0.035cm 0.002cm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1" style:display-name="Emphasis 1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2" style:display-name="Emphasis 2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3" style:display-name="Emphasis 3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Good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table-cell" style:parent-style-name="Default" style:data-style-name="N0">
      <style:table-cell-properties fo:border-bottom="2.49pt solid #666699" fo:border-left="none" fo:border-right="none" fo:border-top="none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9ccff" fo:border-left="none" fo:border-right="none" fo:border-top="none"/>
      <style:text-properties fo:color="#3333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333399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808080"/>
      <style:text-properties fo:color="#333399" style:font-name="Calibri1" fo:font-size="11pt" style:font-name-asian="Calibri" style:font-size-asian="11pt" style:font-name-complex="Calibri" style:font-size-complex="11pt"/>
    </style:style>
    <style:style style:name="Linked_20_Cell" style:display-name="Linked Cell" style:family="table-cell" style:parent-style-name="Default" style:data-style-name="N0">
      <style:table-cell-properties fo:border-bottom="0.06pt double #ff9900" style:border-line-width-bottom="0.002cm 0.035cm 0.002cm" fo:border-left="none" fo:border-right="none" fo:border-top="none"/>
      <style:text-properties fo:color="#ff6600" style:font-name="Calibri" fo:font-size="11pt" style:font-name-asian="Calibri" style:font-size-asian="11pt" style:font-name-complex="Calibri" style:font-size-complex="11pt"/>
    </style:style>
    <style:style style:name="Neutral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" style:font-size-asian="11pt" style:font-name-complex="Calibri" style:font-size-complex="11pt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c0c0c0"/>
    </style:style>
    <style:style style:name="Output" style:family="table-cell" style:parent-style-name="Default" style:data-style-name="N0">
      <style:table-cell-properties fo:background-color="#ffffff" fo:border="0.06pt solid #333333"/>
      <style:text-properties fo:color="#333333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6pt double #666699" style:border-line-width-bottom="0.002cm 0.035cm 0.002cm" fo:border-left="none" fo:border-right="none" fo:border-top="0.06pt solid #666699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Warning_20_Text" style:display-name="Warning Text" style:family="table-cell" style:parent-style-name="Default" style:data-style-name="N0">
      <style:text-properties fo:color="#ff0000" style:font-name="Calibri1" fo:font-size="11pt" style:font-name-asian="Calibri" style:font-size-asian="11pt" style:font-name-complex="Calibri" style:font-size-complex="11pt"/>
    </style:style>
    <style:style style:name="Sin_20_nombre1" style:display-name="Sin nombre1" style:family="table-cell" style:parent-style-name="Default">
      <style:table-cell-properties fo:background-color="#00ff00"/>
    </style:style>
    <style:style style:name="Sin_20_nombre2" style:display-name="Sin nombre2" style:family="table-cell" style:parent-style-name="Default">
      <style:table-cell-properties fo:background-color="#e6ff00"/>
    </style:style>
    <style:style style:name="Sin_20_nombre3" style:display-name="Sin nombre3" style:family="table-cell" style:parent-style-name="Default">
      <style:table-cell-properties fo:background-color="#00ff00"/>
    </style:style>
    <style:style style:name="Sin_20_nombre4" style:display-name="Sin nombre4" style:family="table-cell" style:parent-style-name="Default">
      <style:table-cell-properties fo:background-color="#e6ff00"/>
    </style:style>
    <style:style style:name="Sin_20_nombre5" style:display-name="Sin nombre5" style:family="table-cell" style:parent-style-name="Default">
      <style:table-cell-properties fo:background-color="#00ff00"/>
    </style:style>
    <style:style style:name="Sin_20_nombre6" style:display-name="Sin nombre6" style:family="table-cell" style:parent-style-name="Default">
      <style:table-cell-properties fo:background-color="#00ff00"/>
    </style:style>
    <style:style style:name="Sin_20_nombre7" style:display-name="Sin nombre7" style:family="table-cell" style:parent-style-name="Default">
      <style:table-cell-properties fo:background-color="#00ff00"/>
    </style:style>
    <style:style style:name="Sin_20_nombre8" style:display-name="Sin nombre8" style:family="table-cell" style:parent-style-name="Default">
      <style:table-cell-properties fo:background-color="#00ff00"/>
    </style:style>
    <style:style style:name="Sin_20_nombre9" style:display-name="Sin nombre9" style:family="table-cell" style:parent-style-name="Result"/>
    <style:style style:name="ESTILO_20_SI" style:display-name="ESTILO SI" style:family="table-cell" style:parent-style-name="Default">
      <style:table-cell-properties fo:background-color="#00ff00"/>
    </style:style>
    <style:style style:name="Sin_20_nombre10" style:display-name="Sin nombre10" style:family="table-cell" style:parent-style-name="Default">
      <style:table-cell-properties fo:background-color="#00ff00"/>
    </style:style>
    <style:style style:name="Verde" style:family="table-cell" style:parent-style-name="Default">
      <style:table-cell-properties fo:background-color="#00ff00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marillo" style:family="table-cell" style:parent-style-name="Verde">
      <style:table-cell-properties fo:background-color="#e6ff00"/>
    </style:style>
    <style:style style:name="Excel_5f_CondFormat_5f_3_5f_1_5f_1" style:display-name="Excel_CondFormat_3_1_1" style:family="table-cell" style:parent-style-name="Default">
      <style:table-cell-properties fo:background-color="transparent"/>
      <style:text-properties fo:color="#e26b0a" fo:font-size="10pt" style:font-size-asian="10pt" style:font-size-complex="10pt"/>
    </style:style>
    <style:style style:name="Excel_5f_CondFormat_5f_3_5f_1_5f_2" style:display-name="Excel_CondFormat_3_1_2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1_5f_3" style:display-name="Excel_CondFormat_3_1_3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1_5f_4" style:display-name="Excel_CondFormat_3_1_4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2_5f_1" style:display-name="Excel_CondFormat_3_2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2_5f_2" style:display-name="Excel_CondFormat_3_2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2_5f_3" style:display-name="Excel_CondFormat_3_2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3_5f_1" style:display-name="Excel_CondFormat_3_3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3_5f_2" style:display-name="Excel_CondFormat_3_3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3_5f_3" style:display-name="Excel_CondFormat_3_3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4_5f_1" style:display-name="Excel_CondFormat_3_4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4_5f_2" style:display-name="Excel_CondFormat_3_4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4_5f_3" style:display-name="Excel_CondFormat_3_4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5_5f_1" style:display-name="Excel_CondFormat_3_5_1" style:family="table-cell" style:parent-style-name="Default">
      <style:table-cell-properties fo:background-color="transparent"/>
      <style:text-properties fo:color="#008000" fo:font-size="10pt" style:font-size-asian="10pt" style:font-size-complex="10pt"/>
    </style:style>
    <style:style style:name="Excel_5f_CondFormat_5f_3_5f_5_5f_2" style:display-name="Excel_CondFormat_3_5_2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5_5f_3" style:display-name="Excel_CondFormat_3_5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6_5f_1" style:display-name="Excel_CondFormat_3_6_1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6_5f_2" style:display-name="Excel_CondFormat_3_6_2" style:family="table-cell" style:parent-style-name="Default">
      <style:table-cell-properties fo:background-color="#c6efce"/>
      <style:text-properties fo:color="#006100" fo:font-size="10pt" style:font-size-asian="10pt" style:font-size-complex="10pt"/>
    </style:style>
    <style:style style:name="Excel_5f_CondFormat_5f_3_5f_6_5f_3" style:display-name="Excel_CondFormat_3_6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7_5f_1" style:display-name="Excel_CondFormat_3_7_1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7_5f_2" style:display-name="Excel_CondFormat_3_7_2" style:family="table-cell" style:parent-style-name="Default">
      <style:table-cell-properties fo:background-color="transparent"/>
      <style:text-properties fo:color="#605071" fo:font-size="10pt" style:font-size-asian="10pt" style:font-size-complex="10pt"/>
    </style:style>
    <style:style style:name="Excel_5f_CondFormat_5f_3_5f_7_5f_3" style:display-name="Excel_CondFormat_3_7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8_5f_1" style:display-name="Excel_CondFormat_3_8_1" style:family="table-cell" style:parent-style-name="Default">
      <style:table-cell-properties fo:background-color="transparent"/>
      <style:text-properties fo:color="#f79646" fo:font-size="10pt" style:font-size-asian="10pt" style:font-size-complex="10pt"/>
    </style:style>
    <style:style style:name="Excel_5f_CondFormat_5f_3_5f_8_5f_2" style:display-name="Excel_CondFormat_3_8_2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0.6cm" fo:margin-left="0.6cm" fo:margin-right="0.6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6cm" fo:margin-bottom="0.6cm" fo:margin-left="0.499cm" fo:margin-right="0.499cm" style:print-page-order="ttb" style:first-page-number="continue" style:scale-to="6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style:font-name="Arial1" fo:font-size="8pt" style:font-name-asian="Arial1" style:font-size-asian="8pt" style:font-name-complex="Arial1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10:4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Ultima actualización:</text:span></text:p>
          <text:p><text:span text:style-name="MT1"><text:date style:data-style-name="N2" text:date-value="2012-11-01">01/11/2012</text:date></text:span></text:p>
        </style:region-left>
        <style:region-center>
          <text:p>www.hildebrando.com.mx</text:p>
          <text:p/>
          <text:p>Este documento es propiedad de Hildebrando S.C. Copyright (C) 2008. Todos los derechos res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/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left>
          <text:p><text:span text:style-name="MT1">Ultima actualización: <text:s/>Date]</text:span></text:p>
        </style:region-left>
        <style:region-center>
          <text:p>www.hildebrando.com.mx</text:p>
          <text:p>Este documento es propiedad de Hildebrando S.C. Copyright (C) 2008. Todos los derechos reser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><text:span text:style-name="MT1"><text:s text:c="3"/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>TP-D09 Casos de Prueba</dc:title>
    <dc:description>T Process V2.0 Julio 2008</dc:description>
    <dc:subject>Casos de prueba</dc:subject>
    <meta:keyword>Pruebas de Software</meta:keyword>
    <meta:initial-creator>Hildebrando Testing Factory</meta:initial-creator>
    <meta:creation-date>2006-08-31T21:02:01Z</meta:creation-date>
    <dc:date>2012-11-01T10:46:28.34</dc:date>
    <meta:print-date>2008-06-23T21:20:16Z</meta:print-date>
    <meta:editing-duration>P6DT58M46S</meta:editing-duration>
    <meta:editing-cycles>105</meta:editing-cycles>
    <meta:document-statistic meta:table-count="5" meta:cell-count="204" meta:object-count="2"/>
    <meta:user-defined meta:name="ContentTypeId">0x0101004789FB98981F9F478F3F64E78345A90B</meta:user-defined>
    <meta:user-defined meta:name="Información 4"/>
    <meta:user-defined meta:name="Proyectos">47</meta:user-defined>
    <meta:user-defined meta:name="Tipo de Documento">4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olid-type="cylinder" chart:treat-empty-cells="leave-gap" chart:series-source="rows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5" style:family="chart">
      <style:graphic-properties svg:stroke-width="0.018cm" svg:stroke-color="#868686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7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0699c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8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f81bd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9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aabad7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10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stroke="solid" svg:stroke-width="0.018cm" svg:stroke-color="#868686" draw:fill="none" draw:fill-color="#d9d9d9"/>
    </style:style>
  </office:automatic-styles>
  <office:body>
    <office:chart>
      <chart:chart svg:width="17.82cm" svg:height="12.67cm" xlink:href=".." xlink:type="simple" chart:class="chart:bar" chart:style-name="ch1">
        <chart:plot-area chart:style-name="ch2" table:cell-range-address="Resumen_de_Ejecución.B15:Resumen_de_Ejecución.E18" chart:data-source-has-labels="column" svg:x="1.861cm" svg:y="0.171cm" svg:width="14.389cm" svg:height="11.531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762cm" svg:y="0cm" svg:width="11.823cm" svg:height="11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Resumen_de_Ejecución.C15:Resumen_de_Ejecución.E15" chart:label-cell-address="Resumen_de_Ejecución.B15:Resumen_de_Ejecución.B15" chart:class="chart:bar">
            <chart:data-point chart:repeated="3"/>
          </chart:series>
          <chart:series chart:style-name="ch8" chart:values-cell-range-address="Resumen_de_Ejecución.C16:Resumen_de_Ejecución.E16" chart:label-cell-address="Resumen_de_Ejecución.B16:Resumen_de_Ejecución.B16" chart:class="chart:bar">
            <chart:data-point chart:repeated="3"/>
          </chart:series>
          <chart:series chart:style-name="ch9" chart:values-cell-range-address="Resumen_de_Ejecución.C17:Resumen_de_Ejecución.E17" chart:label-cell-address="Resumen_de_Ejecución.B17:Resumen_de_Ejecución.B17" chart:class="chart:bar">
            <chart:data-point chart:repeated="3"/>
          </chart:series>
          <chart:series chart:style-name="ch10" chart:values-cell-range-address="Resumen_de_Ejecución.C18:Resumen_de_Ejecución.E18" chart:label-cell-address="Resumen_de_Ejecución.B18:Resumen_de_Ejecución.B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Exitosos</text:p>
                <draw:g>
                  <svg:desc>Resumen_de_Ejecución.B15:Resumen_de_Ejecución.B15</svg:desc>
                </draw:g>
              </table:table-cell>
              <table:table-cell office:value-type="float" office:value="0">
                <text:p>0</text:p>
                <draw:g>
                  <svg:desc>Resumen_de_Ejecución.C15:Resumen_de_Ejecución.E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Exitosos</text:p>
                <draw:g>
                  <svg:desc>Resumen_de_Ejecución.B16:Resumen_de_Ejecución.B16</svg:desc>
                </draw:g>
              </table:table-cell>
              <table:table-cell office:value-type="float" office:value="0">
                <text:p>0</text:p>
                <draw:g>
                  <svg:desc>Resumen_de_Ejecución.C16:Resumen_de_Ejecución.E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 Probar</text:p>
                <draw:g>
                  <svg:desc>Resumen_de_Ejecución.B17:Resumen_de_Ejecución.B17</svg:desc>
                </draw:g>
              </table:table-cell>
              <table:table-cell office:value-type="float" office:value="0">
                <text:p>0</text:p>
                <draw:g>
                  <svg:desc>Resumen_de_Ejecución.C17:Resumen_de_Ejecución.E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Aplica</text:p>
                <draw:g>
                  <svg:desc>Resumen_de_Ejecución.B18:Resumen_de_Ejecución.B18</svg:desc>
                </draw:g>
              </table:table-cell>
              <table:table-cell office:value-type="float" office:value="0">
                <text:p>0</text:p>
                <draw:g>
                  <svg:desc>Resumen_de_Ejecución.C18:Resumen_de_Ejecución.E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